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harisSILW" svg:font-family="CharisSILW, serif"/>
    <style:font-face style:name="Mangal2" svg:font-family="Manga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Georgia3" svg:font-family="Georgia" style:font-adornments="tučné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officeooo:paragraph-rsid="0ce719f8"/>
    </style:style>
    <style:style style:name="P4" style:family="paragraph" style:parent-style-name="Text_20_body">
      <style:text-properties officeooo:rsid="44bcafe2" officeooo:paragraph-rsid="44dde692"/>
    </style:style>
    <style:style style:name="P5" style:family="paragraph" style:parent-style-name="Text_20_body">
      <style:text-properties officeooo:rsid="44bcb31e" officeooo:paragraph-rsid="44bcb31e"/>
    </style:style>
    <style:style style:name="P6" style:family="paragraph" style:parent-style-name="Text_20_body">
      <style:text-properties officeooo:rsid="44c275f4" officeooo:paragraph-rsid="44c275f4"/>
    </style:style>
    <style:style style:name="P7" style:family="paragraph" style:parent-style-name="Text_20_body">
      <style:text-properties officeooo:rsid="44c63c52" officeooo:paragraph-rsid="44c63c52"/>
    </style:style>
    <style:style style:name="P8" style:family="paragraph" style:parent-style-name="Text_20_body">
      <style:text-properties officeooo:rsid="44d40c2b" officeooo:paragraph-rsid="44d40c2b"/>
    </style:style>
    <style:style style:name="P9" style:family="paragraph" style:parent-style-name="Text_20_body">
      <style:text-properties officeooo:rsid="44d761fb" officeooo:paragraph-rsid="44d761fb"/>
    </style:style>
    <style:style style:name="P10" style:family="paragraph" style:parent-style-name="Text_20_body">
      <style:text-properties style:use-window-font-color="true" style:font-name="Georgia" fo:font-size="10pt" fo:letter-spacing="0.004cm" fo:language="cs" fo:country="CZ" fo:font-style="normal" officeooo:rsid="44bf7e57" officeooo:paragraph-rsid="44bf7e5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" style:family="paragraph" style:parent-style-name="Text_20_body">
      <style:text-properties style:use-window-font-color="true" style:font-name="Georgia" fo:font-size="10pt" fo:letter-spacing="0.004cm" fo:language="cs" fo:country="CZ" fo:font-style="normal" officeooo:rsid="44c12fc2" officeooo:paragraph-rsid="44c12f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" style:family="paragraph" style:parent-style-name="Text_20_body">
      <style:text-properties style:use-window-font-color="true" style:font-name="Georgia" fo:font-size="10pt" fo:letter-spacing="0.004cm" fo:language="cs" fo:country="CZ" fo:font-style="normal" officeooo:rsid="44c23c98" officeooo:paragraph-rsid="44c23c9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3" style:family="paragraph" style:parent-style-name="Text_20_body">
      <style:text-properties style:use-window-font-color="true" style:font-name="Georgia" fo:font-size="10pt" fo:letter-spacing="0.004cm" fo:language="cs" fo:country="CZ" fo:font-style="normal" officeooo:rsid="44c464cb" officeooo:paragraph-rsid="44c464c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4" style:family="paragraph" style:parent-style-name="Text_20_body">
      <style:text-properties style:use-window-font-color="true" style:font-name="Georgia" fo:font-size="10pt" fo:letter-spacing="0.004cm" fo:language="cs" fo:country="CZ" fo:font-style="normal" officeooo:rsid="44d131c2" officeooo:paragraph-rsid="44d131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5" style:family="paragraph" style:parent-style-name="Text_20_body">
      <style:text-properties style:use-window-font-color="true" style:font-name="Georgia" fo:font-size="10pt" fo:letter-spacing="0.004cm" fo:language="cs" fo:country="CZ" fo:font-style="normal" officeooo:rsid="44e00986" officeooo:paragraph-rsid="44e0098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6" style:family="paragraph" style:parent-style-name="Text_20_body">
      <style:text-properties officeooo:paragraph-rsid="44c71210"/>
    </style:style>
    <style:style style:name="P17" style:family="paragraph" style:parent-style-name="Text_20_body">
      <style:text-properties officeooo:paragraph-rsid="44bcafe2"/>
    </style:style>
    <style:style style:name="P18" style:family="paragraph" style:parent-style-name="Text_20_body">
      <style:text-properties fo:font-style="italic" officeooo:rsid="44b7d82a" officeooo:paragraph-rsid="450345d7" style:font-style-asian="italic" style:font-style-complex="italic"/>
    </style:style>
    <style:style style:name="P19" style:family="paragraph" style:parent-style-name="Text_20_body">
      <style:text-properties fo:font-style="italic" officeooo:rsid="4523e8a8" officeooo:paragraph-rsid="4523e8a8" style:font-style-asian="italic" style:font-style-complex="italic"/>
    </style:style>
    <style:style style:name="P20" style:family="paragraph" style:parent-style-name="Text_20_body">
      <style:text-properties fo:font-style="italic" officeooo:rsid="4549eb5b" officeooo:paragraph-rsid="4549eb5b" style:font-style-asian="italic" style:font-style-complex="italic"/>
    </style:style>
    <style:style style:name="P21" style:family="paragraph" style:parent-style-name="Text_20_body">
      <style:text-properties fo:font-style="italic" officeooo:rsid="45703752" officeooo:paragraph-rsid="45703752" style:font-style-asian="italic" style:font-style-complex="italic"/>
    </style:style>
    <style:style style:name="P22" style:family="paragraph" style:parent-style-name="Text_20_body">
      <style:text-properties officeooo:rsid="450a4e84" officeooo:paragraph-rsid="450a4e84"/>
    </style:style>
    <style:style style:name="P23" style:family="paragraph" style:parent-style-name="Text_20_body">
      <style:text-properties officeooo:rsid="450a7f3e" officeooo:paragraph-rsid="450a7f3e"/>
    </style:style>
    <style:style style:name="P24" style:family="paragraph" style:parent-style-name="Text_20_body">
      <style:text-properties officeooo:paragraph-rsid="450d2fc9"/>
    </style:style>
    <style:style style:name="P25" style:family="paragraph" style:parent-style-name="Text_20_body">
      <style:text-properties officeooo:rsid="45169e5c" officeooo:paragraph-rsid="45169e5c"/>
    </style:style>
    <style:style style:name="P26" style:family="paragraph" style:parent-style-name="Text_20_body">
      <style:text-properties officeooo:rsid="4517afe6" officeooo:paragraph-rsid="4517afe6"/>
    </style:style>
    <style:style style:name="P27" style:family="paragraph" style:parent-style-name="Text_20_body">
      <style:text-properties officeooo:rsid="451d0652" officeooo:paragraph-rsid="451d0652"/>
    </style:style>
    <style:style style:name="P28" style:family="paragraph" style:parent-style-name="Text_20_body">
      <style:text-properties officeooo:rsid="451ed44b" officeooo:paragraph-rsid="451ed44b"/>
    </style:style>
    <style:style style:name="P29" style:family="paragraph" style:parent-style-name="Text_20_body">
      <style:text-properties officeooo:rsid="4520b071" officeooo:paragraph-rsid="4520b071"/>
    </style:style>
    <style:style style:name="P30" style:family="paragraph" style:parent-style-name="Text_20_body">
      <style:text-properties officeooo:paragraph-rsid="4522128f"/>
    </style:style>
    <style:style style:name="P31" style:family="paragraph" style:parent-style-name="Text_20_body">
      <style:text-properties officeooo:rsid="45245913" officeooo:paragraph-rsid="45245913"/>
    </style:style>
    <style:style style:name="P32" style:family="paragraph" style:parent-style-name="Text_20_body">
      <style:text-properties officeooo:rsid="4526485d" officeooo:paragraph-rsid="4526485d"/>
    </style:style>
    <style:style style:name="P33" style:family="paragraph" style:parent-style-name="Text_20_body">
      <style:text-properties officeooo:rsid="45282124" officeooo:paragraph-rsid="45282124"/>
    </style:style>
    <style:style style:name="P34" style:family="paragraph" style:parent-style-name="Text_20_body">
      <style:text-properties officeooo:paragraph-rsid="45282124"/>
    </style:style>
    <style:style style:name="P35" style:family="paragraph" style:parent-style-name="Text_20_body">
      <style:text-properties officeooo:paragraph-rsid="4529a801"/>
    </style:style>
    <style:style style:name="P36" style:family="paragraph" style:parent-style-name="Text_20_body">
      <style:text-properties officeooo:rsid="452cabc7" officeooo:paragraph-rsid="452cabc7"/>
    </style:style>
    <style:style style:name="P37" style:family="paragraph" style:parent-style-name="Text_20_body">
      <style:text-properties officeooo:rsid="4531029d" officeooo:paragraph-rsid="4531029d"/>
    </style:style>
    <style:style style:name="P38" style:family="paragraph" style:parent-style-name="Text_20_body">
      <style:text-properties officeooo:rsid="452e4991" officeooo:paragraph-rsid="452e4991"/>
    </style:style>
    <style:style style:name="P39" style:family="paragraph" style:parent-style-name="Text_20_body">
      <style:text-properties officeooo:rsid="453a4595" officeooo:paragraph-rsid="453a4595"/>
    </style:style>
    <style:style style:name="P40" style:family="paragraph" style:parent-style-name="Text_20_body">
      <style:text-properties officeooo:rsid="453c43e8" officeooo:paragraph-rsid="453c43e8"/>
    </style:style>
    <style:style style:name="P41" style:family="paragraph" style:parent-style-name="Text_20_body">
      <style:text-properties officeooo:rsid="453cd42c" officeooo:paragraph-rsid="453cd42c"/>
    </style:style>
    <style:style style:name="P42" style:family="paragraph" style:parent-style-name="Text_20_body">
      <style:text-properties officeooo:rsid="453efe39" officeooo:paragraph-rsid="453efe39"/>
    </style:style>
    <style:style style:name="P43" style:family="paragraph" style:parent-style-name="Text_20_body">
      <style:text-properties officeooo:rsid="454502c7" officeooo:paragraph-rsid="454502c7"/>
    </style:style>
    <style:style style:name="P44" style:family="paragraph" style:parent-style-name="Text_20_body">
      <style:text-properties officeooo:rsid="45456065" officeooo:paragraph-rsid="45456065"/>
    </style:style>
    <style:style style:name="P45" style:family="paragraph" style:parent-style-name="Text_20_body">
      <style:text-properties officeooo:paragraph-rsid="454b018c"/>
    </style:style>
    <style:style style:name="P46" style:family="paragraph" style:parent-style-name="Text_20_body">
      <style:text-properties officeooo:paragraph-rsid="455ad56b"/>
    </style:style>
    <style:style style:name="P47" style:family="paragraph" style:parent-style-name="Text_20_body">
      <style:text-properties officeooo:rsid="455c1839" officeooo:paragraph-rsid="455c1839"/>
    </style:style>
    <style:style style:name="P48" style:family="paragraph" style:parent-style-name="Text_20_body">
      <style:text-properties officeooo:rsid="455ec500" officeooo:paragraph-rsid="455ec500"/>
    </style:style>
    <style:style style:name="P49" style:family="paragraph" style:parent-style-name="Text_20_body">
      <style:text-properties officeooo:rsid="455ee10c" officeooo:paragraph-rsid="455ee10c"/>
    </style:style>
    <style:style style:name="P50" style:family="paragraph" style:parent-style-name="Text_20_body">
      <style:text-properties officeooo:rsid="455ee10c" officeooo:paragraph-rsid="456ba143"/>
    </style:style>
    <style:style style:name="P51" style:family="paragraph" style:parent-style-name="Text_20_body">
      <style:text-properties officeooo:rsid="4558e3a5" officeooo:paragraph-rsid="453a4595"/>
    </style:style>
    <style:style style:name="P52" style:family="paragraph" style:parent-style-name="Text_20_body">
      <style:text-properties officeooo:rsid="45665846" officeooo:paragraph-rsid="45665846"/>
    </style:style>
    <style:style style:name="P53" style:family="paragraph" style:parent-style-name="Text_20_body">
      <style:text-properties officeooo:paragraph-rsid="455ee10c"/>
    </style:style>
    <style:style style:name="P54" style:family="paragraph" style:parent-style-name="Text_20_body">
      <style:text-properties officeooo:rsid="456baaa8" officeooo:paragraph-rsid="456baaa8"/>
    </style:style>
    <style:style style:name="P55" style:family="paragraph" style:parent-style-name="Text_20_body">
      <style:text-properties officeooo:rsid="4540abf8" officeooo:paragraph-rsid="4540abf8"/>
    </style:style>
    <style:style style:name="P56" style:family="paragraph" style:parent-style-name="Text_20_body">
      <style:text-properties officeooo:rsid="456dbc0e" officeooo:paragraph-rsid="456dbc0e"/>
    </style:style>
    <style:style style:name="P57" style:family="paragraph" style:parent-style-name="Text_20_body">
      <style:text-properties officeooo:rsid="451f1228" officeooo:paragraph-rsid="451f1228"/>
    </style:style>
    <style:style style:name="P58" style:family="paragraph" style:parent-style-name="Text_20_body">
      <style:text-properties officeooo:rsid="4564acac" officeooo:paragraph-rsid="4564acac"/>
    </style:style>
    <style:style style:name="P59" style:family="paragraph" style:parent-style-name="Text_20_body">
      <style:text-properties officeooo:rsid="4578589d" officeooo:paragraph-rsid="4578589d"/>
    </style:style>
    <style:style style:name="P60" style:family="paragraph" style:parent-style-name="Text_20_body">
      <style:text-properties officeooo:rsid="457b8661" officeooo:paragraph-rsid="457b8661"/>
    </style:style>
    <style:style style:name="P61" style:family="paragraph" style:parent-style-name="Text_20_body">
      <style:text-properties officeooo:rsid="457468d3" officeooo:paragraph-rsid="457468d3"/>
    </style:style>
    <style:style style:name="P62" style:family="paragraph" style:parent-style-name="Text_20_body">
      <style:text-properties officeooo:rsid="457f82fb" officeooo:paragraph-rsid="457f82fb"/>
    </style:style>
    <style:style style:name="P63" style:family="paragraph" style:parent-style-name="Text_20_body">
      <style:text-properties officeooo:rsid="458161c7" officeooo:paragraph-rsid="458161c7"/>
    </style:style>
    <style:style style:name="P64" style:family="paragraph" style:parent-style-name="Text_20_body">
      <style:text-properties officeooo:rsid="45826e06" officeooo:paragraph-rsid="45826e06"/>
    </style:style>
    <style:style style:name="P65" style:family="paragraph" style:parent-style-name="Text_20_body">
      <style:text-properties officeooo:rsid="458395ef" officeooo:paragraph-rsid="458395ef"/>
    </style:style>
    <style:style style:name="P66" style:family="paragraph" style:parent-style-name="Text_20_body">
      <style:paragraph-properties fo:orphans="2" fo:widows="2"/>
      <style:text-properties officeooo:rsid="45856b88" officeooo:paragraph-rsid="45856b88"/>
    </style:style>
    <style:style style:name="P67" style:family="paragraph" style:parent-style-name="Text_20_body">
      <style:text-properties officeooo:rsid="4588b715" officeooo:paragraph-rsid="4588b715"/>
    </style:style>
    <style:style style:name="P68" style:family="paragraph" style:parent-style-name="Text_20_body">
      <style:text-properties officeooo:rsid="458b3678" officeooo:paragraph-rsid="458b3678"/>
    </style:style>
    <style:style style:name="P69" style:family="paragraph" style:parent-style-name="Text_20_body">
      <style:text-properties officeooo:rsid="458ffa75" officeooo:paragraph-rsid="458ffa75"/>
    </style:style>
    <style:style style:name="P70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71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72" style:family="paragraph" style:parent-style-name="Standard">
      <style:paragraph-properties fo:text-align="center" style:justify-single-word="false"/>
      <style:text-properties fo:font-size="22pt" officeooo:rsid="2049b142" officeooo:paragraph-rsid="2049b142" style:font-size-asian="22pt" style:font-size-complex="22pt"/>
    </style:style>
    <style:style style:name="P73" style:family="paragraph" style:parent-style-name="Standard">
      <style:paragraph-properties fo:text-align="center" style:justify-single-word="false"/>
      <style:text-properties fo:font-size="22pt" officeooo:rsid="44b48433" officeooo:paragraph-rsid="44b48433" style:font-size-asian="22pt" style:font-size-complex="22pt"/>
    </style:style>
    <style:style style:name="P74" style:family="paragraph" style:parent-style-name="Standard">
      <style:paragraph-properties fo:text-align="center" style:justify-single-word="false"/>
      <style:text-properties fo:font-size="14pt" officeooo:rsid="0ce719f8" officeooo:paragraph-rsid="0ce719f8" style:font-size-asian="14pt" style:font-size-complex="14pt"/>
    </style:style>
    <style:style style:name="P75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76" style:family="paragraph" style:parent-style-name="Standard">
      <style:paragraph-properties fo:text-align="center" style:justify-single-word="false"/>
      <style:text-properties fo:font-size="60pt" fo:font-weight="bold" officeooo:rsid="201b9161" officeooo:paragraph-rsid="201b9161" style:font-size-asian="60pt" style:font-weight-asian="bold" style:font-size-complex="60pt" style:font-weight-complex="bold"/>
    </style:style>
    <style:style style:name="P77" style:family="paragraph" style:parent-style-name="Standard">
      <style:paragraph-properties fo:text-align="center" style:justify-single-word="false"/>
      <style:text-properties fo:font-size="26pt" officeooo:rsid="201c3ea4" officeooo:paragraph-rsid="201c3ea4" style:font-size-asian="26pt" style:font-size-complex="26pt"/>
    </style:style>
    <style:style style:name="P78" style:family="paragraph" style:parent-style-name="Example_20_Header">
      <style:text-properties officeooo:paragraph-rsid="0ce95318"/>
    </style:style>
    <style:style style:name="P79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</style:style>
    <style:style style:name="P80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9pt" fo:language="cs" fo:country="CZ" style:font-size-asian="9pt"/>
    </style:style>
    <style:style style:name="P81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9pt" fo:language="cs" fo:country="CZ" officeooo:paragraph-rsid="45967fb1" style:font-size-asian="9pt"/>
    </style:style>
    <style:style style:name="P82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9pt" fo:language="cs" fo:country="CZ" officeooo:rsid="45967fb1" officeooo:paragraph-rsid="45967fb1" style:font-size-asian="9pt"/>
    </style:style>
    <style:style style:name="P83" style:family="paragraph" style:parent-style-name="Example" style:list-style-name="L23"/>
    <style:style style:name="P84" style:family="paragraph" style:parent-style-name="Heading_20_2">
      <style:text-properties officeooo:rsid="450a4e84" officeooo:paragraph-rsid="450a4e84"/>
    </style:style>
    <style:style style:name="P85" style:family="paragraph" style:parent-style-name="Heading_20_2">
      <style:text-properties officeooo:rsid="451fc76e" officeooo:paragraph-rsid="451fc76e"/>
    </style:style>
    <style:style style:name="P86" style:family="paragraph" style:parent-style-name="Heading_20_2">
      <style:text-properties officeooo:rsid="4535e361" officeooo:paragraph-rsid="4535e361"/>
    </style:style>
    <style:style style:name="P87" style:family="paragraph" style:parent-style-name="Heading_20_2">
      <style:text-properties officeooo:rsid="4535e361" officeooo:paragraph-rsid="455ad56b"/>
    </style:style>
    <style:style style:name="P88" style:family="paragraph" style:parent-style-name="Heading_20_2">
      <style:text-properties officeooo:rsid="45456065" officeooo:paragraph-rsid="45456065"/>
    </style:style>
    <style:style style:name="P89" style:family="paragraph" style:parent-style-name="Heading_20_2">
      <style:text-properties style:use-window-font-color="true" style:font-name="Georgia1" fo:font-size="16pt" fo:letter-spacing="0.004cm" fo:language="cs" fo:country="CZ" fo:font-style="italic" fo:font-weight="bold" officeooo:rsid="455ad56b" officeooo:paragraph-rsid="455e9bef" style:letter-kerning="true" style:font-name-asian="Times New Roman" style:font-size-asian="18pt" style:language-asian="zxx" style:country-asian="none" style:font-style-asian="normal" style:font-weight-asian="bold" style:font-name-complex="Arial" style:font-size-complex="14pt" style:language-complex="ar" style:country-complex="SA" style:font-style-complex="italic" style:font-weight-complex="bold"/>
    </style:style>
    <style:style style:name="P90" style:family="paragraph" style:parent-style-name="Heading_20_2">
      <style:text-properties style:use-window-font-color="true" style:font-name="Georgia1" fo:font-size="16pt" fo:letter-spacing="0.004cm" fo:language="cs" fo:country="CZ" fo:font-style="italic" fo:font-weight="bold" officeooo:rsid="455ad56b" officeooo:paragraph-rsid="45603d36" style:letter-kerning="true" style:font-name-asian="Times New Roman" style:font-size-asian="18pt" style:language-asian="zxx" style:country-asian="none" style:font-style-asian="normal" style:font-weight-asian="bold" style:font-name-complex="Arial" style:font-size-complex="14pt" style:language-complex="ar" style:country-complex="SA" style:font-style-complex="italic" style:font-weight-complex="bold"/>
    </style:style>
    <style:style style:name="P91" style:family="paragraph" style:parent-style-name="Heading_20_3">
      <style:text-properties style:use-window-font-color="true" style:font-name="Georgia1" fo:font-size="13.5pt" fo:letter-spacing="0.004cm" fo:language="cs" fo:country="CZ" fo:font-style="normal" fo:font-weight="bold" officeooo:rsid="44d4403b" officeooo:paragraph-rsid="44d4403b" style:letter-kerning="true" style:font-name-asian="Times New Roman" style:font-size-asian="16pt" style:language-asian="zxx" style:country-asian="none" style:font-weight-asian="bold" style:font-name-complex="Arial" style:font-size-complex="13pt" style:language-complex="ar" style:country-complex="SA" style:font-weight-complex="bold"/>
    </style:style>
    <style:style style:name="P92" style:family="paragraph" style:parent-style-name="Heading_20_3">
      <style:text-properties officeooo:rsid="457f82fb" officeooo:paragraph-rsid="457f82fb"/>
    </style:style>
    <style:style style:name="P93" style:family="paragraph" style:parent-style-name="Heading_20_3">
      <style:text-properties officeooo:rsid="452b71e3" officeooo:paragraph-rsid="452b71e3"/>
    </style:style>
    <style:style style:name="P94" style:family="paragraph" style:parent-style-name="Heading_20_4">
      <style:text-properties style:use-window-font-color="true" style:font-name="Georgia1" fo:font-size="12pt" fo:letter-spacing="0.004cm" fo:language="cs" fo:country="CZ" fo:font-style="italic" style:text-underline-style="none" fo:font-weight="bold" officeooo:rsid="45989190" officeooo:paragraph-rsid="45989190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P95" style:family="paragraph" style:parent-style-name="Heading_20_5">
      <style:text-properties officeooo:paragraph-rsid="456c678a"/>
    </style:style>
    <style:style style:name="P96" style:family="paragraph" style:parent-style-name="Text_20_body" style:master-page-name="Standard">
      <style:paragraph-properties fo:text-align="end" style:justify-single-word="false" style:page-number="auto"/>
      <style:text-properties officeooo:paragraph-rsid="2590605e"/>
    </style:style>
    <style:style style:name="P97" style:family="paragraph" style:parent-style-name="Text_20_body" style:list-style-name="L1">
      <style:text-properties officeooo:rsid="44c63c52" officeooo:paragraph-rsid="44c63c52"/>
    </style:style>
    <style:style style:name="P98" style:family="paragraph" style:parent-style-name="Text_20_body" style:list-style-name="L2"/>
    <style:style style:name="P99" style:family="paragraph" style:parent-style-name="Text_20_body" style:list-style-name="L3">
      <style:text-properties officeooo:rsid="44f54ae5" officeooo:paragraph-rsid="44f54ae5"/>
    </style:style>
    <style:style style:name="P100" style:family="paragraph" style:parent-style-name="Text_20_body" style:list-style-name="L4">
      <style:text-properties style:use-window-font-color="true" style:font-name="Georgia" fo:font-size="10pt" fo:letter-spacing="0.004cm" fo:language="cs" fo:country="CZ" fo:font-style="normal" officeooo:rsid="44bcb31e" officeooo:paragraph-rsid="44bcb31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01" style:family="paragraph" style:parent-style-name="Text_20_body" style:list-style-name="L4">
      <style:text-properties style:use-window-font-color="true" style:font-name="Georgia" fo:font-size="10pt" fo:letter-spacing="0.004cm" fo:language="cs" fo:country="CZ" fo:font-style="normal" officeooo:rsid="44be2084" officeooo:paragraph-rsid="44be208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02" style:family="paragraph" style:parent-style-name="Text_20_body" style:list-style-name="L4">
      <style:text-properties style:use-window-font-color="true" style:font-name="Georgia" fo:font-size="10pt" fo:letter-spacing="0.004cm" fo:language="cs" fo:country="CZ" fo:font-style="normal" officeooo:rsid="44dad5f1" officeooo:paragraph-rsid="44db3e8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03" style:family="paragraph" style:parent-style-name="Text_20_body" style:list-style-name="L14">
      <style:text-properties style:use-window-font-color="true" style:font-name="Georgia" fo:font-size="10pt" fo:letter-spacing="0.004cm" fo:language="cs" fo:country="CZ" fo:font-style="normal" officeooo:rsid="44dad5f1" officeooo:paragraph-rsid="44dad5f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04" style:family="paragraph" style:parent-style-name="Text_20_body" style:list-style-name="L6">
      <style:text-properties style:use-window-font-color="true" style:font-name="Georgia" fo:font-size="10pt" fo:letter-spacing="0.004cm" fo:language="cs" fo:country="CZ" fo:font-style="normal" officeooo:rsid="44bf7e57" officeooo:paragraph-rsid="44bf7e5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05" style:family="paragraph" style:parent-style-name="Text_20_body" style:list-style-name="L7">
      <style:text-properties style:use-window-font-color="true" style:font-name="Georgia" fo:font-size="10pt" fo:letter-spacing="0.004cm" fo:language="cs" fo:country="CZ" fo:font-style="normal" officeooo:rsid="44c12fc2" officeooo:paragraph-rsid="44c12f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06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c275f4" officeooo:paragraph-rsid="44c275f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07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d8e828" officeooo:paragraph-rsid="45052c9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08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fec742" officeooo:paragraph-rsid="45052c9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09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cf8ae5" officeooo:paragraph-rsid="44cf8ae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0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d30d4e" officeooo:paragraph-rsid="44d30d4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1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5123e30" officeooo:paragraph-rsid="45123e3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2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d2f90c" officeooo:paragraph-rsid="44f3f36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3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d2f90c" officeooo:paragraph-rsid="44d2f90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4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c71210" officeooo:paragraph-rsid="44c7121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5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f1618a" officeooo:paragraph-rsid="44fdb06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6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50e61b9" officeooo:paragraph-rsid="450e61b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7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ca4aa7" officeooo:paragraph-rsid="44dad5f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8" style:family="paragraph" style:parent-style-name="Text_20_body" style:list-style-name="L12">
      <style:text-properties style:use-window-font-color="true" style:font-name="Georgia" fo:font-size="10pt" fo:letter-spacing="0.004cm" fo:language="cs" fo:country="CZ" fo:font-style="normal" officeooo:rsid="44c464cb" officeooo:paragraph-rsid="44c464c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9" style:family="paragraph" style:parent-style-name="Text_20_body" style:list-style-name="L13">
      <style:text-properties style:use-window-font-color="true" style:font-name="Georgia" fo:font-size="10pt" fo:letter-spacing="0.004cm" fo:language="cs" fo:country="CZ" fo:font-style="normal" officeooo:rsid="44d131c2" officeooo:paragraph-rsid="44d131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0" style:family="paragraph" style:parent-style-name="Text_20_body" style:list-style-name="L14">
      <style:text-properties style:use-window-font-color="true" style:font-name="Georgia" fo:font-size="10pt" fo:letter-spacing="0.004cm" fo:language="cs" fo:country="CZ" fo:font-style="normal" officeooo:rsid="44dac39d" officeooo:paragraph-rsid="44dac39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1" style:family="paragraph" style:parent-style-name="Text_20_body" style:list-style-name="L14">
      <style:text-properties style:use-window-font-color="true" style:font-name="Georgia" fo:font-size="10pt" fo:letter-spacing="0.004cm" fo:language="cs" fo:country="CZ" fo:font-style="normal" officeooo:rsid="44e442b7" officeooo:paragraph-rsid="44e442b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2" style:family="paragraph" style:parent-style-name="Text_20_body" style:list-style-name="L15">
      <style:text-properties style:use-window-font-color="true" style:font-name="Georgia" fo:font-size="10pt" fo:letter-spacing="0.004cm" fo:language="cs" fo:country="CZ" fo:font-style="normal" officeooo:rsid="44e00986" officeooo:paragraph-rsid="44e0098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3" style:family="paragraph" style:parent-style-name="Text_20_body" style:list-style-name="L15">
      <style:text-properties style:use-window-font-color="true" style:font-name="Georgia" fo:font-size="10pt" fo:letter-spacing="0.004cm" fo:language="cs" fo:country="CZ" fo:font-style="normal" officeooo:rsid="4510c162" officeooo:paragraph-rsid="4510c16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4" style:family="paragraph" style:parent-style-name="Text_20_body" style:list-style-name="L21">
      <style:text-properties style:use-window-font-color="true" style:font-name="Georgia" fo:font-size="10pt" fo:letter-spacing="0.004cm" fo:language="cs" fo:country="CZ" fo:font-style="normal" officeooo:rsid="44caaa38" officeooo:paragraph-rsid="44caaa3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5" style:family="paragraph" style:parent-style-name="Text_20_body" style:list-style-name="L5">
      <style:text-properties officeooo:rsid="44bf7e57" officeooo:paragraph-rsid="44dde692"/>
    </style:style>
    <style:style style:name="P126" style:family="paragraph" style:parent-style-name="Text_20_body" style:list-style-name="L5">
      <style:text-properties officeooo:rsid="450d2fc9" officeooo:paragraph-rsid="450d2fc9"/>
    </style:style>
    <style:style style:name="P127" style:family="paragraph" style:parent-style-name="Text_20_body" style:list-style-name="L5">
      <style:text-properties officeooo:rsid="450d2fc9" officeooo:paragraph-rsid="450e61b9"/>
    </style:style>
    <style:style style:name="P128" style:family="paragraph" style:parent-style-name="Text_20_body" style:list-style-name="L8">
      <style:text-properties officeooo:rsid="44c23c98" officeooo:paragraph-rsid="44c23c98"/>
    </style:style>
    <style:style style:name="P129" style:family="paragraph" style:parent-style-name="Text_20_body" style:list-style-name="L8">
      <style:text-properties officeooo:rsid="44eeb993" officeooo:paragraph-rsid="44eeb993"/>
    </style:style>
    <style:style style:name="P130" style:family="paragraph" style:parent-style-name="Text_20_body" style:list-style-name="L9">
      <style:text-properties officeooo:paragraph-rsid="45052c95"/>
    </style:style>
    <style:style style:name="P131" style:family="paragraph" style:parent-style-name="Text_20_body" style:list-style-name="L9">
      <style:text-properties officeooo:paragraph-rsid="44d69c45"/>
    </style:style>
    <style:style style:name="P132" style:family="paragraph" style:parent-style-name="Text_20_body" style:list-style-name="L9">
      <style:text-properties officeooo:rsid="44d55c7a" officeooo:paragraph-rsid="44d69c45"/>
    </style:style>
    <style:style style:name="P133" style:family="paragraph" style:parent-style-name="Text_20_body" style:list-style-name="L9">
      <style:text-properties officeooo:rsid="44dac53f" officeooo:paragraph-rsid="44dac53f"/>
    </style:style>
    <style:style style:name="P134" style:family="paragraph" style:parent-style-name="Text_20_body" style:list-style-name="L9">
      <style:text-properties officeooo:rsid="44e1f11b" officeooo:paragraph-rsid="44e1f11b"/>
    </style:style>
    <style:style style:name="P135" style:family="paragraph" style:parent-style-name="Text_20_body" style:list-style-name="L11">
      <style:text-properties officeooo:rsid="44e1f11b" officeooo:paragraph-rsid="44e1f11b"/>
    </style:style>
    <style:style style:name="P136" style:family="paragraph" style:parent-style-name="Text_20_body" style:list-style-name="L14">
      <style:text-properties officeooo:rsid="44e1f11b" officeooo:paragraph-rsid="44e1f11b"/>
    </style:style>
    <style:style style:name="P137" style:family="paragraph" style:parent-style-name="Text_20_body" style:list-style-name="L10"/>
    <style:style style:name="P138" style:family="paragraph" style:parent-style-name="Text_20_body" style:list-style-name="L10">
      <style:text-properties officeooo:rsid="44e6fd76" officeooo:paragraph-rsid="44e6fd76"/>
    </style:style>
    <style:style style:name="P139" style:family="paragraph" style:parent-style-name="Text_20_body" style:list-style-name="L10">
      <style:text-properties officeooo:rsid="44eae54a" officeooo:paragraph-rsid="44eae54a"/>
    </style:style>
    <style:style style:name="P140" style:family="paragraph" style:parent-style-name="Text_20_body" style:list-style-name="L10">
      <style:text-properties officeooo:rsid="44eb46c6" officeooo:paragraph-rsid="44eb46c6"/>
    </style:style>
    <style:style style:name="P141" style:family="paragraph" style:parent-style-name="Text_20_body" style:list-style-name="L10">
      <style:text-properties officeooo:rsid="44ecb431" officeooo:paragraph-rsid="44ecb431"/>
    </style:style>
    <style:style style:name="P142" style:family="paragraph" style:parent-style-name="Text_20_body" style:list-style-name="L10">
      <style:text-properties officeooo:rsid="44ed994e" officeooo:paragraph-rsid="44ed994e"/>
    </style:style>
    <style:style style:name="P143" style:family="paragraph" style:parent-style-name="Text_20_body" style:list-style-name="L10">
      <style:text-properties officeooo:rsid="44ee1dce" officeooo:paragraph-rsid="44ee1dce"/>
    </style:style>
    <style:style style:name="P144" style:family="paragraph" style:parent-style-name="Text_20_body" style:list-style-name="L10">
      <style:text-properties fo:language="cs" fo:country="CZ" officeooo:rsid="44f06355" officeooo:paragraph-rsid="44f06355"/>
    </style:style>
    <style:style style:name="P145" style:family="paragraph" style:parent-style-name="Text_20_body" style:list-style-name="L11">
      <style:text-properties officeooo:paragraph-rsid="44f1618a"/>
    </style:style>
    <style:style style:name="P146" style:family="paragraph" style:parent-style-name="Text_20_body" style:list-style-name="L11">
      <style:text-properties officeooo:rsid="44c90bb5" officeooo:paragraph-rsid="44c90bb5"/>
    </style:style>
    <style:style style:name="P147" style:family="paragraph" style:parent-style-name="Text_20_body" style:list-style-name="L11">
      <style:text-properties officeooo:rsid="44dfa642" officeooo:paragraph-rsid="44dfa642"/>
    </style:style>
    <style:style style:name="P148" style:family="paragraph" style:parent-style-name="Text_20_body" style:list-style-name="L14">
      <style:text-properties officeooo:rsid="44dfbbb9" officeooo:paragraph-rsid="44dfbbb9"/>
    </style:style>
    <style:style style:name="P149" style:family="paragraph" style:parent-style-name="Text_20_body" style:list-style-name="L16">
      <style:text-properties officeooo:paragraph-rsid="457f82fb"/>
    </style:style>
    <style:style style:name="P150" style:family="paragraph" style:parent-style-name="Text_20_body" style:list-style-name="L16">
      <style:text-properties officeooo:rsid="457fa2ff" officeooo:paragraph-rsid="457fa2ff"/>
    </style:style>
    <style:style style:name="P151" style:family="paragraph" style:parent-style-name="Text_20_body" style:list-style-name="L17">
      <style:text-properties officeooo:rsid="4588b715" officeooo:paragraph-rsid="4588b715"/>
    </style:style>
    <style:style style:name="P152" style:family="paragraph" style:parent-style-name="Text_20_body" style:list-style-name="L17">
      <style:text-properties officeooo:rsid="4589fbf6" officeooo:paragraph-rsid="4589fbf6"/>
    </style:style>
    <style:style style:name="P153" style:family="paragraph" style:parent-style-name="Text_20_body" style:list-style-name="L18">
      <style:text-properties officeooo:paragraph-rsid="458c8480"/>
    </style:style>
    <style:style style:name="P154" style:family="paragraph" style:parent-style-name="Text_20_body" style:list-style-name="L18">
      <style:text-properties officeooo:rsid="458d9c32" officeooo:paragraph-rsid="458d9c32"/>
    </style:style>
    <style:style style:name="P155" style:family="paragraph" style:parent-style-name="Text_20_body" style:list-style-name="L19">
      <style:paragraph-properties fo:orphans="2" fo:widows="2"/>
      <style:text-properties fo:font-variant="normal" fo:text-transform="none" fo:color="#333333" style:font-name="CharisSILW" fo:font-size="9pt" fo:letter-spacing="normal" fo:font-style="normal" fo:font-weight="normal" officeooo:paragraph-rsid="44d40c2b"/>
    </style:style>
    <style:style style:name="P156" style:family="paragraph" style:parent-style-name="Text_20_body" style:list-style-name="L19">
      <style:paragraph-properties fo:orphans="2" fo:widows="2"/>
      <style:text-properties officeooo:paragraph-rsid="44d40c2b"/>
    </style:style>
    <style:style style:name="P157" style:family="paragraph" style:parent-style-name="Text_20_body" style:list-style-name="L20">
      <style:paragraph-properties fo:orphans="2" fo:widows="2"/>
      <style:text-properties officeooo:rsid="45856b88" officeooo:paragraph-rsid="45856b88"/>
    </style:style>
    <style:style style:name="P158" style:family="paragraph" style:parent-style-name="Text_20_body" style:list-style-name="L21">
      <style:text-properties officeooo:rsid="44caaa38" officeooo:paragraph-rsid="44caaa38"/>
    </style:style>
    <style:style style:name="P159" style:family="paragraph" style:parent-style-name="Text_20_body" style:list-style-name="L21">
      <style:text-properties officeooo:rsid="4537b191" officeooo:paragraph-rsid="4537b191"/>
    </style:style>
    <style:style style:name="P160" style:family="paragraph" style:parent-style-name="Text_20_body" style:list-style-name="L22">
      <style:text-properties officeooo:paragraph-rsid="4517afe6"/>
    </style:style>
    <style:style style:name="P161" style:family="paragraph" style:parent-style-name="Text_20_body" style:list-style-name="L22">
      <style:text-properties officeooo:rsid="4517afe6" officeooo:paragraph-rsid="4517afe6"/>
    </style:style>
    <style:style style:name="P162" style:family="paragraph" style:parent-style-name="Text_20_body" style:list-style-name="L22">
      <style:text-properties officeooo:rsid="4517d8b9" officeooo:paragraph-rsid="4517d8b9"/>
    </style:style>
    <style:style style:name="P163" style:family="paragraph" style:parent-style-name="Text_20_body" style:list-style-name="L22">
      <style:text-properties officeooo:rsid="4518b291" officeooo:paragraph-rsid="4518b291"/>
    </style:style>
    <style:style style:name="P164" style:family="paragraph" style:parent-style-name="Text_20_body" style:list-style-name="L22">
      <style:text-properties officeooo:rsid="45193cec" officeooo:paragraph-rsid="45193cec"/>
    </style:style>
    <style:style style:name="P165" style:family="paragraph" style:parent-style-name="Text_20_body" style:list-style-name="L22">
      <style:text-properties officeooo:rsid="451a34d6" officeooo:paragraph-rsid="451a34d6"/>
    </style:style>
    <style:style style:name="P166" style:family="paragraph" style:parent-style-name="Text_20_body" style:list-style-name="L22">
      <style:text-properties officeooo:rsid="451b39d7" officeooo:paragraph-rsid="451b39d7"/>
    </style:style>
    <style:style style:name="P167" style:family="paragraph" style:parent-style-name="Text_20_body" style:list-style-name="L22">
      <style:text-properties officeooo:rsid="451c5aa2" officeooo:paragraph-rsid="451c5aa2"/>
    </style:style>
    <style:style style:name="P168" style:family="paragraph" style:parent-style-name="Text_20_body" style:list-style-name="L24">
      <style:text-properties officeooo:rsid="4571d8c9" officeooo:paragraph-rsid="4571d8c9"/>
    </style:style>
    <style:style style:name="P169" style:family="paragraph" style:parent-style-name="Text_20_body" style:list-style-name="L24">
      <style:text-properties officeooo:rsid="4578589d" officeooo:paragraph-rsid="4578589d"/>
    </style:style>
    <style:style style:name="P170" style:family="paragraph" style:parent-style-name="Text_20_body">
      <style:text-properties officeooo:rsid="45665846" officeooo:paragraph-rsid="45665846"/>
    </style:style>
    <style:style style:name="P171" style:family="paragraph" style:parent-style-name="Text_20_body">
      <style:text-properties officeooo:paragraph-rsid="4599cc98"/>
    </style:style>
    <style:style style:name="P172" style:family="paragraph" style:parent-style-name="Text_20_body">
      <style:text-properties officeooo:paragraph-rsid="4567cfa3"/>
    </style:style>
    <style:style style:name="P173" style:family="paragraph" style:parent-style-name="Text_20_body">
      <style:text-properties officeooo:paragraph-rsid="459e6d60"/>
    </style:style>
    <style:style style:name="P174" style:family="paragraph" style:parent-style-name="Text_20_body">
      <style:text-properties officeooo:rsid="45a0181f" officeooo:paragraph-rsid="45a0181f"/>
    </style:style>
    <style:style style:name="P175" style:family="paragraph" style:parent-style-name="Text_20_body">
      <style:text-properties officeooo:paragraph-rsid="455ee10c"/>
    </style:style>
    <style:style style:name="T1" style:family="text">
      <style:text-properties fo:font-variant="normal" fo:text-transform="none" fo:color="#333333" style:font-name="CharisSILW" fo:font-size="9pt" fo:letter-spacing="normal" fo:font-style="normal" fo:font-weight="normal"/>
    </style:style>
    <style:style style:name="T2" style:family="text">
      <style:text-properties fo:font-variant="normal" fo:text-transform="none" fo:color="#333333" style:font-name="CharisSILW" fo:font-size="9pt" fo:letter-spacing="normal" fo:font-style="normal" fo:font-weight="normal" officeooo:rsid="45869e7b"/>
    </style:style>
    <style:style style:name="T3" style:family="text">
      <style:text-properties style:use-window-font-color="true" style:font-name="Georgia" fo:font-size="10pt" fo:letter-spacing="0.004cm" fo:language="cs" fo:country="CZ" fo:font-style="normal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" style:family="text">
      <style:text-properties style:use-window-font-color="true" style:font-name="Georgia" fo:font-size="10pt" fo:letter-spacing="0.004cm" fo:language="cs" fo:country="CZ" fo:font-style="normal" officeooo:rsid="44bcafe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" style:family="text">
      <style:text-properties style:use-window-font-color="true" style:font-name="Georgia" fo:font-size="10pt" fo:letter-spacing="0.004cm" fo:language="cs" fo:country="CZ" fo:font-style="normal" officeooo:rsid="44bf7fb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" style:family="text">
      <style:text-properties style:use-window-font-color="true" style:font-name="Georgia" fo:font-size="10pt" fo:letter-spacing="0.004cm" fo:language="cs" fo:country="CZ" fo:font-style="normal" officeooo:rsid="44ca4aa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" style:family="text">
      <style:text-properties style:use-window-font-color="true" style:font-name="Georgia" fo:font-size="10pt" fo:letter-spacing="0.004cm" fo:language="cs" fo:country="CZ" fo:font-style="normal" officeooo:rsid="44cdd09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" style:family="text">
      <style:text-properties style:use-window-font-color="true" style:font-name="Georgia" fo:font-size="10pt" fo:letter-spacing="0.004cm" fo:language="cs" fo:country="CZ" fo:font-style="normal" officeooo:rsid="44d131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" style:family="text">
      <style:text-properties style:use-window-font-color="true" style:font-name="Georgia" fo:font-size="10pt" fo:letter-spacing="0.004cm" fo:language="cs" fo:country="CZ" fo:font-style="normal" officeooo:rsid="44d6f3d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" style:family="text">
      <style:text-properties style:use-window-font-color="true" style:font-name="Georgia" fo:font-size="10pt" fo:letter-spacing="0.004cm" fo:language="cs" fo:country="CZ" fo:font-style="normal" officeooo:rsid="44da05b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" style:family="text">
      <style:text-properties style:use-window-font-color="true" style:font-name="Georgia" fo:font-size="10pt" fo:letter-spacing="0.004cm" fo:language="cs" fo:country="CZ" fo:font-style="normal" officeooo:rsid="44dad04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" style:family="text">
      <style:text-properties style:use-window-font-color="true" style:font-name="Georgia" fo:font-size="10pt" fo:letter-spacing="0.004cm" fo:language="cs" fo:country="CZ" fo:font-style="normal" officeooo:rsid="44ddcc3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" style:family="text">
      <style:text-properties style:use-window-font-color="true" style:font-name="Georgia" fo:font-size="10pt" fo:letter-spacing="0.004cm" fo:language="cs" fo:country="CZ" fo:font-style="normal" officeooo:rsid="44dde69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" style:family="text">
      <style:text-properties style:use-window-font-color="true" style:font-name="Georgia" fo:font-size="10pt" fo:letter-spacing="0.004cm" fo:language="cs" fo:country="CZ" fo:font-style="normal" officeooo:rsid="44e04ad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5" style:family="text">
      <style:text-properties style:use-window-font-color="true" style:font-name="Georgia" fo:font-size="10pt" fo:letter-spacing="0.004cm" fo:language="cs" fo:country="CZ" fo:font-style="normal" officeooo:rsid="44e38cd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6" style:family="text">
      <style:text-properties style:use-window-font-color="true" style:font-name="Georgia" fo:font-size="10pt" fo:letter-spacing="0.004cm" fo:language="cs" fo:country="CZ" fo:font-style="normal" officeooo:rsid="44e5749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7" style:family="text">
      <style:text-properties style:use-window-font-color="true" style:font-name="Georgia" fo:font-size="10pt" fo:letter-spacing="0.004cm" fo:language="cs" fo:country="CZ" fo:font-style="normal" officeooo:rsid="44e623d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8" style:family="text">
      <style:text-properties style:use-window-font-color="true" style:font-name="Georgia" fo:font-size="10pt" fo:letter-spacing="0.004cm" fo:language="cs" fo:country="CZ" fo:font-style="normal" officeooo:rsid="44c7121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9" style:family="text">
      <style:text-properties style:use-window-font-color="true" style:font-name="Georgia" fo:font-size="10pt" fo:letter-spacing="0.004cm" fo:language="cs" fo:country="CZ" fo:font-style="normal" officeooo:rsid="44f1618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0" style:family="text">
      <style:text-properties style:use-window-font-color="true" style:font-name="Georgia" fo:font-size="10pt" fo:letter-spacing="0.004cm" fo:language="cs" fo:country="CZ" fo:font-style="normal" officeooo:rsid="44f521e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1" style:family="text">
      <style:text-properties style:use-window-font-color="true" style:font-name="Georgia" fo:font-size="10pt" fo:letter-spacing="0.004cm" fo:language="cs" fo:country="CZ" fo:font-style="normal" officeooo:rsid="45015c0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2" style:family="text">
      <style:text-properties style:use-window-font-color="true" style:font-name="Georgia" fo:font-size="10pt" fo:letter-spacing="0.004cm" fo:language="cs" fo:country="CZ" fo:font-style="normal" officeooo:rsid="45052c9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3" style:family="text">
      <style:text-properties style:use-window-font-color="true" style:font-name="Georgia" fo:font-size="10pt" fo:letter-spacing="0.004cm" fo:language="cs" fo:country="CZ" fo:font-style="normal" officeooo:rsid="44d8e82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" style:family="text">
      <style:text-properties style:use-window-font-color="true" style:font-name="Georgia" fo:font-size="10pt" fo:letter-spacing="0.004cm" fo:language="cs" fo:country="CZ" fo:font-style="normal" officeooo:rsid="45085e9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" style:family="text">
      <style:text-properties style:use-window-font-color="true" style:font-name="Georgia" fo:font-size="10pt" fo:letter-spacing="0.004cm" fo:language="cs" fo:country="CZ" fo:font-style="normal" officeooo:rsid="450d2fc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" style:family="text">
      <style:text-properties style:use-window-font-color="true" style:font-name="Georgia" fo:font-size="10pt" fo:letter-spacing="0.004cm" fo:language="cs" fo:country="CZ" fo:font-style="normal" officeooo:rsid="450e61b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" style:family="text">
      <style:text-properties style:use-window-font-color="true" style:font-name="Georgia" fo:font-size="10pt" fo:letter-spacing="0.004cm" fo:language="cs" fo:country="CZ" fo:font-style="normal" officeooo:rsid="4514aef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" style:family="text">
      <style:text-properties style:use-window-font-color="true" style:font-name="Georgia" fo:font-size="10pt" fo:letter-spacing="0.004cm" fo:language="cs" fo:country="CZ" fo:font-style="normal" officeooo:rsid="161e58b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9" style:family="text">
      <style:text-properties style:use-window-font-color="true" style:font-name="Georgia" fo:font-size="10pt" fo:letter-spacing="0.004cm" fo:language="cs" fo:country="CZ" fo:font-style="normal" officeooo:rsid="4a5fef3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0" style:family="text">
      <style:text-properties style:use-window-font-color="true" style:font-name="Georgia" fo:font-size="10pt" fo:letter-spacing="0.004cm" fo:language="cs" fo:country="CZ" fo:font-style="normal" officeooo:rsid="4a67efe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1" style:family="text">
      <style:text-properties style:use-window-font-color="true" style:font-name="Georgia" fo:font-size="10pt" fo:letter-spacing="0.004cm" fo:language="cs" fo:country="CZ" fo:font-style="normal" officeooo:rsid="48470b6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2" style:family="text">
      <style:text-properties style:use-window-font-color="true" style:font-name="Georgia" fo:font-size="10pt" fo:letter-spacing="0.004cm" fo:language="cs" fo:country="CZ" fo:font-style="normal" officeooo:rsid="4529a80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3" style:family="text">
      <style:text-properties style:use-window-font-color="true" style:font-name="Georgia" fo:font-size="10pt" fo:letter-spacing="0.004cm" fo:language="cs" fo:country="CZ" fo:font-style="normal" officeooo:rsid="454b018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4" style:family="text">
      <style:text-properties style:use-window-font-color="true" style:font-name="Georgia" fo:font-size="10pt" fo:letter-spacing="0.004cm" fo:language="cs" fo:country="CZ" fo:font-style="normal" officeooo:rsid="455367e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5" style:family="text">
      <style:text-properties style:use-window-font-color="true" style:font-name="Georgia" fo:font-size="10pt" fo:letter-spacing="0.004cm" fo:language="cs" fo:country="CZ" fo:font-style="normal" officeooo:rsid="455ad56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6" style:family="text">
      <style:text-properties style:use-window-font-color="true" style:font-name="Georgia" fo:font-size="10pt" fo:letter-spacing="0.004cm" fo:language="cs" fo:country="CZ" fo:font-style="normal" officeooo:rsid="455ee10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7" style:family="text">
      <style:text-properties style:use-window-font-color="true" style:font-name="Georgia" fo:font-size="10pt" fo:letter-spacing="0.004cm" fo:language="cs" fo:country="CZ" fo:font-style="normal" officeooo:rsid="45617b9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8" style:family="text">
      <style:text-properties style:use-window-font-color="true" style:font-name="Georgia" fo:font-size="10pt" fo:letter-spacing="0.004cm" fo:language="cs" fo:country="CZ" fo:font-style="normal" officeooo:rsid="4567cfa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9" style:family="text">
      <style:text-properties style:use-window-font-color="true" style:font-name="Georgia" fo:font-size="10pt" fo:letter-spacing="0.004cm" fo:language="cs" fo:country="CZ" fo:font-style="normal" officeooo:rsid="4568682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0" style:family="text">
      <style:text-properties style:use-window-font-color="true" style:font-name="Georgia" fo:font-size="10pt" fo:letter-spacing="0.004cm" fo:language="cs" fo:country="CZ" fo:font-style="normal" officeooo:rsid="457f82f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1" style:family="text">
      <style:text-properties style:use-window-font-color="true" style:font-name="Georgia" fo:font-size="10pt" fo:letter-spacing="0.004cm" fo:language="cs" fo:country="CZ" fo:font-style="normal" officeooo:rsid="4587786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2" style:family="text">
      <style:text-properties style:use-window-font-color="true" style:font-name="Georgia" fo:font-size="10pt" fo:letter-spacing="0.004cm" fo:language="cs" fo:country="CZ" fo:font-style="normal" officeooo:rsid="458d9c3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3" style:family="text">
      <style:text-properties style:use-window-font-color="true" style:font-name="Georgia" fo:font-size="10pt" fo:letter-spacing="0.004cm" fo:language="cs" fo:country="CZ" fo:font-style="normal" officeooo:rsid="458ecfc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4" style:family="text">
      <style:text-properties style:use-window-font-color="true" style:font-name="Georgia" fo:font-size="10pt" fo:letter-spacing="0.004cm" fo:language="cs" fo:country="CZ" fo:font-style="normal" officeooo:rsid="42bee92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5" style:family="text">
      <style:text-properties style:use-window-font-color="true" style:font-name="Georgia" fo:font-size="10pt" fo:letter-spacing="0.004cm" fo:language="cs" fo:country="CZ" fo:font-style="normal" officeooo:rsid="4598919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6" style:family="text">
      <style:text-properties style:use-window-font-color="true" style:font-name="Georgia" fo:font-size="10pt" fo:letter-spacing="0.004cm" fo:language="cs" fo:country="CZ" fo:font-style="normal" officeooo:rsid="45a0181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7" style:family="text">
      <style:text-properties style:use-window-font-color="true" style:font-name="Georgia" fo:font-size="10pt" fo:letter-spacing="0.004cm" fo:language="cs" fo:country="CZ" fo:font-style="normal" officeooo:rsid="45a34b9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8" style:family="text">
      <style:text-properties style:use-window-font-color="true" style:font-name="Georgia" fo:font-size="10pt" fo:letter-spacing="0.004cm" fo:language="cs" fo:country="CZ" fo:font-style="italic" officeooo:rsid="4514aef0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9" style:family="text">
      <style:text-properties style:use-window-font-color="true" style:font-name="Georgia" fo:font-size="10pt" fo:letter-spacing="0.004cm" fo:language="cs" fo:country="CZ" fo:font-style="italic" officeooo:rsid="459e6d60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50" style:family="text">
      <style:text-properties style:use-window-font-color="true" style:font-name="Georgia" fo:font-size="10pt" fo:letter-spacing="0.004cm" fo:language="cs" fo:country="CZ" fo:font-style="italic" officeooo:rsid="45a0181f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51" style:family="text">
      <style:text-properties style:use-window-font-color="true" style:font-name="Georgia" fo:font-size="10pt" fo:letter-spacing="0.004cm" fo:language="en" fo:country="US" fo:font-style="normal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2" style:family="text">
      <style:text-properties style:use-window-font-color="true" style:font-name="Georgia" fo:font-size="8.5pt" fo:letter-spacing="0.007cm" fo:language="cs" fo:country="CZ" fo:font-style="normal" officeooo:rsid="42bee92e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53" style:family="text">
      <style:text-properties style:use-window-font-color="true" style:font-name="Georgia" fo:font-size="8.5pt" fo:letter-spacing="0.007cm" fo:language="cs" fo:country="CZ" fo:font-style="normal" officeooo:rsid="4557323e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54" style:family="text">
      <style:text-properties style:use-window-font-color="true" style:font-name="Georgia" fo:font-size="8.5pt" fo:letter-spacing="0.007cm" fo:language="cs" fo:country="CZ" fo:font-style="normal" officeooo:rsid="4558e3a5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55" style:family="text">
      <style:text-properties style:use-window-font-color="true" officeooo:rsid="4196f96e"/>
    </style:style>
    <style:style style:name="T56" style:family="text">
      <style:text-properties style:use-window-font-color="true" officeooo:rsid="452a1498"/>
    </style:style>
    <style:style style:name="T57" style:family="text">
      <style:text-properties style:use-window-font-color="true" style:font-name="Georgia1" fo:font-size="16pt" fo:letter-spacing="0.004cm" fo:language="cs" fo:country="CZ" fo:font-style="italic" fo:font-weight="bold" style:letter-kerning="true" style:font-name-asian="Times New Roman" style:font-size-asian="18pt" style:language-asian="zxx" style:country-asian="none" style:font-weight-asian="bold" style:font-name-complex="Arial" style:font-size-complex="14pt" style:language-complex="ar" style:country-complex="SA" style:font-style-complex="italic" style:font-weight-complex="bold"/>
    </style:style>
    <style:style style:name="T58" style:family="text">
      <style:text-properties style:use-window-font-color="true" style:font-name="Georgia1" fo:font-size="16pt" fo:letter-spacing="0.004cm" fo:language="cs" fo:country="CZ" fo:font-style="italic" fo:font-weight="bold" officeooo:rsid="455ad56b" style:letter-kerning="true" style:font-name-asian="Times New Roman" style:font-size-asian="18pt" style:language-asian="zxx" style:country-asian="none" style:font-weight-asian="bold" style:font-name-complex="Arial" style:font-size-complex="14pt" style:language-complex="ar" style:country-complex="SA" style:font-style-complex="italic" style:font-weight-complex="bold"/>
    </style:style>
    <style:style style:name="T59" style:family="text">
      <style:text-properties style:use-window-font-color="true" style:font-name="Georgia1" fo:font-size="12pt" fo:letter-spacing="0.004cm" fo:language="cs" fo:country="CZ" fo:font-style="italic" style:text-underline-style="none" fo:font-weight="bold" officeooo:rsid="456c678a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60" style:family="text">
      <style:text-properties officeooo:rsid="44bcafe2"/>
    </style:style>
    <style:style style:name="T61" style:family="text">
      <style:text-properties officeooo:rsid="44d4fdeb"/>
    </style:style>
    <style:style style:name="T62" style:family="text">
      <style:text-properties officeooo:rsid="44e8fabe"/>
    </style:style>
    <style:style style:name="T63" style:family="text">
      <style:text-properties officeooo:rsid="44eae54a"/>
    </style:style>
    <style:style style:name="T64" style:family="text">
      <style:text-properties officeooo:rsid="44ed994e"/>
    </style:style>
    <style:style style:name="T65" style:family="text">
      <style:text-properties fo:language="en" fo:country="US"/>
    </style:style>
    <style:style style:name="T66" style:family="text">
      <style:text-properties officeooo:rsid="44f322d7"/>
    </style:style>
    <style:style style:name="T67" style:family="text">
      <style:text-properties officeooo:rsid="44f3f369"/>
    </style:style>
    <style:style style:name="T68" style:family="text">
      <style:text-properties officeooo:rsid="44f6a9ab"/>
    </style:style>
    <style:style style:name="T69" style:family="text">
      <style:text-properties officeooo:rsid="44faa44e"/>
    </style:style>
    <style:style style:name="T70" style:family="text">
      <style:text-properties officeooo:rsid="44fdb063"/>
    </style:style>
    <style:style style:name="T71" style:family="text">
      <style:text-properties officeooo:rsid="450345d7"/>
    </style:style>
    <style:style style:name="T72" style:family="text">
      <style:text-properties officeooo:rsid="45052c95"/>
    </style:style>
    <style:style style:name="T73" style:family="text">
      <style:text-properties officeooo:rsid="44da05bb"/>
    </style:style>
    <style:style style:name="T74" style:family="text">
      <style:text-properties officeooo:rsid="450ed29c"/>
    </style:style>
    <style:style style:name="T75" style:family="text">
      <style:text-properties officeooo:rsid="4512d12f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officeooo:rsid="4517afe6" style:font-style-asian="italic" style:font-style-complex="italic"/>
    </style:style>
    <style:style style:name="T78" style:family="text">
      <style:text-properties fo:font-style="italic" officeooo:rsid="16077e11" style:font-style-asian="italic" style:font-style-complex="italic"/>
    </style:style>
    <style:style style:name="T79" style:family="text">
      <style:text-properties fo:font-style="italic" officeooo:rsid="16282f48" style:font-style-asian="italic" style:font-style-complex="italic"/>
    </style:style>
    <style:style style:name="T80" style:family="text">
      <style:text-properties fo:font-style="italic" officeooo:rsid="45282124" style:font-style-asian="italic" style:font-style-complex="italic"/>
    </style:style>
    <style:style style:name="T81" style:family="text">
      <style:text-properties fo:font-style="italic" officeooo:rsid="4541a375" style:font-style-asian="italic" style:font-style-complex="italic"/>
    </style:style>
    <style:style style:name="T82" style:family="text">
      <style:text-properties fo:font-style="italic" officeooo:rsid="454b018c" style:font-style-asian="italic" style:font-style-complex="italic"/>
    </style:style>
    <style:style style:name="T83" style:family="text">
      <style:text-properties fo:font-style="italic" officeooo:rsid="459e6d60" style:font-style-asian="italic" style:font-style-complex="italic"/>
    </style:style>
    <style:style style:name="T84" style:family="text">
      <style:text-properties fo:font-style="italic" officeooo:rsid="45a0181f" style:font-style-asian="italic" style:font-style-complex="italic"/>
    </style:style>
    <style:style style:name="T85" style:family="text">
      <style:text-properties officeooo:rsid="45170379"/>
    </style:style>
    <style:style style:name="T86" style:family="text">
      <style:text-properties officeooo:rsid="4517afe6"/>
    </style:style>
    <style:style style:name="T87" style:family="text">
      <style:text-properties officeooo:rsid="4517d8b9"/>
    </style:style>
    <style:style style:name="T88" style:family="text">
      <style:text-properties officeooo:rsid="451a34d6"/>
    </style:style>
    <style:style style:name="T89" style:family="text">
      <style:text-properties officeooo:rsid="451d0652"/>
    </style:style>
    <style:style style:name="T90" style:family="text">
      <style:text-properties officeooo:rsid="16077e11"/>
    </style:style>
    <style:style style:name="T91" style:family="text">
      <style:text-properties fo:font-style="normal" officeooo:rsid="16282f48" style:font-style-asian="normal" style:font-style-complex="normal"/>
    </style:style>
    <style:style style:name="T92" style:family="text">
      <style:text-properties fo:font-style="normal" officeooo:rsid="4522128f" style:font-style-asian="normal" style:font-style-complex="normal"/>
    </style:style>
    <style:style style:name="T93" style:family="text">
      <style:text-properties officeooo:rsid="16096a70"/>
    </style:style>
    <style:style style:name="T94" style:family="text">
      <style:text-properties fo:color="#c86400" officeooo:rsid="4196f96e"/>
    </style:style>
    <style:style style:name="T95" style:family="text">
      <style:text-properties fo:color="#00c8ff" fo:language="cs" fo:country="CZ" fo:font-style="normal" style:text-underline-style="none" officeooo:rsid="41bb0177" style:language-asian="cs" style:country-asian="CZ" style:font-style-asian="normal" style:font-style-complex="normal"/>
    </style:style>
    <style:style style:name="T96" style:family="text">
      <style:text-properties officeooo:rsid="4526485d"/>
    </style:style>
    <style:style style:name="T97" style:family="text">
      <style:text-properties officeooo:rsid="4a67efe2"/>
    </style:style>
    <style:style style:name="T98" style:family="text">
      <style:text-properties officeooo:rsid="48470b61"/>
    </style:style>
    <style:style style:name="T99" style:family="text">
      <style:text-properties officeooo:rsid="453025b4"/>
    </style:style>
    <style:style style:name="T100" style:family="text">
      <style:text-properties officeooo:rsid="4531d271"/>
    </style:style>
    <style:style style:name="T101" style:family="text">
      <style:text-properties officeooo:rsid="4534cbd1"/>
    </style:style>
    <style:style style:name="T102" style:family="text">
      <style:text-properties officeooo:rsid="453cd42c"/>
    </style:style>
    <style:style style:name="T103" style:family="text">
      <style:text-properties officeooo:rsid="453e9b54"/>
    </style:style>
    <style:style style:name="T104" style:family="text">
      <style:text-properties officeooo:rsid="453fa709"/>
    </style:style>
    <style:style style:name="T105" style:family="text">
      <style:text-properties officeooo:rsid="4541a375"/>
    </style:style>
    <style:style style:name="T106" style:family="text">
      <style:text-properties officeooo:rsid="4546c2ae"/>
    </style:style>
    <style:style style:name="T107" style:family="text">
      <style:text-properties officeooo:rsid="45470596"/>
    </style:style>
    <style:style style:name="T108" style:family="text">
      <style:text-properties officeooo:rsid="45471f2a"/>
    </style:style>
    <style:style style:name="T109" style:family="text">
      <style:text-properties officeooo:rsid="45487ace"/>
    </style:style>
    <style:style style:name="T110" style:family="text">
      <style:text-properties officeooo:rsid="454a416e"/>
    </style:style>
    <style:style style:name="T111" style:family="text">
      <style:text-properties officeooo:rsid="454b018c"/>
    </style:style>
    <style:style style:name="T112" style:family="text">
      <style:text-properties fo:language="cs" fo:country="CZ" style:language-asian="zxx" style:country-asian="none" style:language-complex="ar" style:country-complex="SA"/>
    </style:style>
    <style:style style:name="T113" style:family="text">
      <style:text-properties officeooo:rsid="455ad56b"/>
    </style:style>
    <style:style style:name="T114" style:family="text">
      <style:text-properties officeooo:rsid="455dd069"/>
    </style:style>
    <style:style style:name="T115" style:family="text">
      <style:text-properties officeooo:rsid="455e9bef"/>
    </style:style>
    <style:style style:name="T116" style:family="text">
      <style:text-properties officeooo:rsid="455ec500"/>
    </style:style>
    <style:style style:name="T117" style:family="text">
      <style:text-properties officeooo:rsid="45603d36"/>
    </style:style>
    <style:style style:name="T118" style:family="text">
      <style:text-properties officeooo:rsid="455ee10c"/>
    </style:style>
    <style:style style:name="T119" style:family="text">
      <style:text-properties officeooo:rsid="4567cfa3"/>
    </style:style>
    <style:style style:name="T120" style:family="text">
      <style:text-properties officeooo:rsid="456a94fb"/>
    </style:style>
    <style:style style:name="T121" style:family="text">
      <style:text-properties officeooo:rsid="456dbc0e"/>
    </style:style>
    <style:style style:name="T122" style:family="text">
      <style:text-properties officeooo:rsid="45739745"/>
    </style:style>
    <style:style style:name="T123" style:family="text">
      <style:text-properties officeooo:rsid="457d7dc5"/>
    </style:style>
    <style:style style:name="T124" style:family="text">
      <style:text-properties officeooo:rsid="4584454f"/>
    </style:style>
    <style:style style:name="T125" style:family="text">
      <style:text-properties officeooo:rsid="458c8480"/>
    </style:style>
    <style:style style:name="T126" style:family="text">
      <style:text-properties officeooo:rsid="458d9c32"/>
    </style:style>
    <style:style style:name="T127" style:family="text">
      <style:text-properties officeooo:rsid="458ffa75"/>
    </style:style>
    <style:style style:name="T128" style:family="text">
      <style:text-properties officeooo:rsid="459181d3"/>
    </style:style>
    <style:style style:name="T129" style:family="text">
      <style:text-properties style:font-name="Times New Roman" fo:font-size="9pt" fo:language="cs" fo:country="CZ" style:font-size-asian="9pt"/>
    </style:style>
    <style:style style:name="T130" style:family="text">
      <style:text-properties style:font-name="Times New Roman" fo:language="cs" fo:country="CZ" fo:font-style="italic" fo:font-weight="bold" style:font-style-asian="italic" style:font-weight-asian="bold"/>
    </style:style>
    <style:style style:name="T131" style:family="text">
      <style:text-properties officeooo:rsid="4596ded1"/>
    </style:style>
    <style:style style:name="T132" style:family="text">
      <style:text-properties officeooo:rsid="45989190"/>
    </style:style>
    <style:style style:name="T133" style:family="text">
      <style:text-properties officeooo:rsid="459b65e0"/>
    </style:style>
    <style:style style:name="T134" style:family="text">
      <style:text-properties officeooo:rsid="459cedc6"/>
    </style:style>
    <style:style style:name="T135" style:family="text">
      <style:text-properties officeooo:rsid="45a0181f"/>
    </style:style>
    <style:style style:name="T136" style:family="text">
      <style:text-properties officeooo:rsid="45693d09"/>
    </style:style>
    <style:style style:name="T137" style:family="text">
      <style:text-properties officeooo:rsid="45a18ec8"/>
    </style:style>
    <style:style style:name="T138" style:family="text">
      <style:text-properties officeooo:rsid="45a288c2"/>
    </style:style>
    <style:style style:name="T139" style:family="text">
      <style:text-properties officeooo:rsid="45a2fd8a"/>
    </style:style>
    <style:style style:name="T140" style:family="text">
      <style:text-properties officeooo:rsid="45a34b92"/>
    </style:style>
    <style:style style:name="T141" style:family="text">
      <style:text-properties officeooo:rsid="45a41cc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6"/>
      <text:p text:style-name="Text_20_body"/>
      <text:p text:style-name="Text_20_body"/>
      <text:p text:style-name="P76">Dračák</text:p>
      <text:p text:style-name="P70"/>
      <text:p text:style-name="P70"/>
      <text:p text:style-name="P77">podle staré školy</text:p>
      <text:p text:style-name="P71"/>
      <text:p text:style-name="P72"/>
      <text:p text:style-name="P73">poznámky k Trossu</text:p>
      <text:p text:style-name="P71"/>
      <text:p text:style-name="P71"/>
      <text:p text:style-name="P71"/>
      <text:p text:style-name="P71"/>
      <text:p text:style-name="P74"/>
      <text:p text:style-name="P74"/>
      <text:p text:style-name="P75"/>
      <text:p text:style-name="P2"/>
      <text:p text:style-name="P3"/>
      <text:p text:style-name="P78"><text:soft-page-break/></text:p>
      <text:h text:style-name="P84" text:outline-level="2">TODO</text:h>
      <text:p text:style-name="P63">TODO: Někam umístit hint o tom, jak se používá Měsíční oltář.<text:line-break/>- <text:span text:style-name="T124">možná bojovnice by to mohla vědět</text:span></text:p>
      <text:p text:style-name="P64">TODO: Někam umístit odkaz na doupě obřího pavouka.</text:p>
      <text:p text:style-name="P65">TODO: Lore o hrstanu (strom vysoko v horách)</text:p>
      <text:p text:style-name="P22">Co potřebuju udělat:</text:p>
      <text:p text:style-name="P22">Hratelnost:</text:p>
      <text:p text:style-name="P22">- dotáhnout háčky, zapojení NPCček a tak (hlavně v ostatních lokacích)</text:p>
      <text:p text:style-name="P22">- staty protivníků</text:p>
      <text:p text:style-name="P22">- kouzla pro kouzelníky</text:p>
      <text:p text:style-name="P22">- <text:span text:style-name="T85">složení „pověstné skupiny dobrodruhů“ a co mají za loot</text:span></text:p>
      <text:p text:style-name="P23">Shopkeepers:</text:p>
      <text:p text:style-name="P23">- itemy v nabídce</text:p>
      <text:p text:style-name="P22">Loot:</text:p>
      <text:p text:style-name="P22">- seznam lootu a magickejch itemů</text:p>
      <text:p text:style-name="P22">- pokud nebude dost goldu, přidat</text:p>
      <text:p text:style-name="P22">- pokud nebude dost magickejch itemů, přidat</text:p>
      <text:p text:style-name="P22">- karty pro magické itemy</text:p>
      <text:p text:style-name="P27"><text:soft-page-break/>TODO: Nějakej další odkaz na doupě obřího pavouka kromě random encounteru</text:p>
      <text:h text:style-name="Heading_20_2" text:outline-level="2">Problém – jak začít</text:h>
      <text:p text:style-name="P18"><text:span text:style-name="T71">T</text:span>řípatrové, čerstvě omítnuté domy a ulice poseté stánky a kejklíři.</text:p>
      <text:p text:style-name="P7">Příjezd do Trossu</text:p>
      <text:list xml:id="list2561065189" text:style-name="L1">
        <text:list-item>
          <text:p text:style-name="P97">ze severu nebo z jihu. Popsat, co je po cestě vidět.</text:p>
        </text:list-item>
      </text:list>
      <text:h text:style-name="Heading_20_2" text:outline-level="2">Hra v kostky</text:h>
      <text:p text:style-name="P80">Hráč začne házet se šesti kostkami a po každém hodu musí odložit nejméně jednu bodovanou kostku (viz bodování). Poté může pokračovat se zbývajícími kostkami nebo si pouze zapsat počet nahraných bodů. V tomto případě ukončí kolo a předá kostky dalšímu hráči. Pokud odloží poslední kostku, může pokračovat znovu se 6-ti kostkami. Jestliže nemůže odložit žádnou bodovou kostku, ztrácí všechny body v tomto kole.</text:p>
      <text:p text:style-name="P79"><text:span text:style-name="T129"><text:s text:c="5"/></text:span><text:span text:style-name="T130">Bodování :</text:span></text:p>
      <text:p text:style-name="P81">jednička <text:s text:c="2"/>= 1 b. <text:s text:c="3"/>pětka <text:s text:c="7"/>= <text:s/>5 b.</text:p>
      <text:p text:style-name="P82">3x stejné číslo: 3x hodnota</text:p>
      <text:p text:style-name="P82">3x dvojice: 10b</text:p>
      <text:p text:style-name="P82">postupka: 20b</text:p>
      <text:p text:style-name="P82">6x stejný číslo: 50b</text:p>
      <text:h text:style-name="Heading_20_3" text:outline-level="3"><text:span text:style-name="Strong_20_Emphasis">Worroch</text:span></text:h>
      <text:p text:style-name="Text_20_body">(čti Vorok), pán oceli a ohně.<text:line-break/><text:span text:style-name="Emphasis">Chce vybudovat mocnou a věčnou civilizaci.</text:span></text:p>
      <text:list xml:id="list2150223180" text:style-name="L2">
        <text:list-item>
          <text:p text:style-name="P98">Ctít a prosazovat zákony a tradice.</text:p>
        </text:list-item>
        <text:list-item>
          <text:p text:style-name="P98">Stavět potřeby většiny nad potřeby jedince.</text:p>
        </text:list-item>
        <text:list-item>
          <text:p text:style-name="P98">Nestrpět monstrum nebo černokněžníka naživu.</text:p>
        </text:list-item>
        <text:list-item>
          <text:p text:style-name="P98"><text:soft-page-break/>Žít bez lži a podvodu.</text:p>
        </text:list-item>
      </text:list>
      <text:h text:style-name="P91" text:outline-level="3"><text:span text:style-name="T61">Město </text:span>Tross</text:h>
      <text:p text:style-name="P17"><text:span text:style-name="T60">Vila </text:span><text:span text:style-name="T4">F</text:span><text:span text:style-name="T60">ilomény Karské</text:span></text:p>
      <text:list xml:id="list3308349794" text:style-name="L3">
        <text:list-item>
          <text:p text:style-name="P99">Chodí sem dvorní čaroděj Bareus Karsavar, který Filoménu miluje a svými kouzly j<text:span text:style-name="T69">í</text:span> udržuje mladistvý vzhled (musí kvůli tomu dělat stále nebezpečnější kouzla, což ho stojí další mutace). <text:span text:style-name="T68">Filoména ho drží v domnění, že pro ni znamená něco víc.</text:span></text:p>
        </text:list-item>
      </text:list>
      <text:p text:style-name="P5"><text:span text:style-name="T12">Knížecí p</text:span><text:span text:style-name="T3">evnost</text:span></text:p>
      <text:list xml:id="list1747654555" text:style-name="L4">
        <text:list-item>
          <text:p text:style-name="P100">kníže Marak Brakvil</text:p>
        </text:list-item>
        <text:list-item>
          <text:p text:style-name="P100">jeho syn Dalvar Brakvil</text:p>
        </text:list-item>
        <text:list-item>
          <text:p text:style-name="P101">dvorní čaroděj Bareus Karsavar</text:p>
        </text:list-item>
        <text:list-item>
          <text:p text:style-name="P102">drb 3 (Haydenská tvrz)</text:p>
        </text:list-item>
      </text:list>
      <text:p text:style-name="P4"><text:span text:style-name="T3">Kasárna </text:span><text:span text:style-name="T16">(</text:span><text:span text:style-name="T13">v pevnosti</text:span><text:span text:style-name="T16">)</text:span></text:p>
      <text:list xml:id="list3080215565" text:style-name="L5">
        <text:list-item>
          <text:p text:style-name="P125"><text:span text:style-name="T4">kapitán stráže </text:span><text:span text:style-name="T5">Moriak Har</text:span></text:p>
          <text:list>
            <text:list-item>
              <text:p text:style-name="P126"><text:span text:style-name="T5">N</text:span><text:span text:style-name="T3">abídne odměnu za dopadení Stína – 10 zl (není to na vývěsce, protože stráž nechce přiznat, že tu dlouho řádí zloděj, kterého nedokáže dopadnout).</text:span></text:p>
            </text:list-item>
            <text:list-item>
              <text:p text:style-name="P127"><text:span text:style-name="T26">Ž</text:span><text:span text:style-name="T3">ivej nebo mrtvej, </text:span><text:span text:style-name="T26">ale doporučuju živej, protože kdybyste zabili špatnou osobu, tak vás pověsím.</text:span></text:p>
            </text:list-item>
            <text:list-item>
              <text:p text:style-name="P126">Lup je samozřejmě potřeba vrátit, podle toho se pozná, že jste dostali správnou osobu.</text:p>
            </text:list-item>
          </text:list>
        </text:list-item>
      </text:list>
      <text:p text:style-name="P10">Malířský ateliér – v podkroví?</text:p>
      <text:list xml:id="list786503927" text:style-name="L6">
        <text:list-item>
          <text:p text:style-name="P104"><text:soft-page-break/>Malířka Ariana Warga</text:p>
        </text:list-item>
      </text:list>
      <text:p text:style-name="P11">Alchymistický krámek v chudé čtvrti</text:p>
      <text:list xml:id="list766352038" text:style-name="L7">
        <text:list-item>
          <text:p text:style-name="P105">Trpasličí alchymistka Mallika Kragg</text:p>
        </text:list-item>
      </text:list>
      <text:p text:style-name="P12">Obchod s exotiky v chudé čtvrti</text:p>
      <text:list xml:id="list1247474761" text:style-name="L8">
        <text:list-item>
          <text:p text:style-name="P128"><text:span text:style-name="T3">Kuzal‘</text:span><text:span text:style-name="T51">k’tak</text:span></text:p>
          <text:list>
            <text:list-item>
              <text:p text:style-name="P129"><text:span text:style-name="T51">Chce</text:span><text:span text:style-name="T3"> </text:span><text:span text:style-name="T51">odstranit kn</text:span><text:span text:style-name="T3">ěze Mariuse. Nabízí 20 zl.</text:span></text:p>
            </text:list-item>
          </text:list>
        </text:list-item>
      </text:list>
      <text:p text:style-name="P6"><text:span text:style-name="T3">Putyka „</text:span><text:span text:style-name="T7">U rezavého meče“</text:span></text:p>
      <text:list xml:id="list3197064299" text:style-name="L9">
        <text:list-item>
          <text:p text:style-name="P106">Havířský odbojář Dim Tratas (havíři tu nebydlí, měli by to strašně z ruky).</text:p>
          <text:list>
            <text:list-item>
              <text:p text:style-name="P107">drb2 (v dolech se ztrácel<text:span text:style-name="T72">i</text:span> horníci).</text:p>
            </text:list-item>
            <text:list-item>
              <text:p text:style-name="P130"><text:span text:style-name="T23">C</text:span><text:span text:style-name="T22">hce po postavách, aby důl vyčistili</text:span><text:span text:style-name="T23">. </text:span><text:span text:style-name="T10">Sám jim za to nemá co nabídnout </text:span><text:span text:style-name="T22">(vysype na stůl hromádku měďáků a stříbrňáků, celkem 23 st).</text:span><text:span text:style-name="T10"> Doporuč</text:span><text:span text:style-name="T22">í</text:span><text:span text:style-name="T10">, ať si za to </text:span><text:span text:style-name="T22">postavy</text:span><text:span text:style-name="T10"> zkusej říct o odměnu knížeti, </text:span><text:span text:style-name="T22">protože znovuotevření dolu je určitě v jeho zájmu.</text:span></text:p>
              <text:list>
                <text:list-item>
                  <text:p text:style-name="P108"><text:span text:style-name="T73">K</text:span>níže za to nabídne 25 zl (nemá vcelku moc ztratit, platí až za vyčištěný důl).</text:p>
                </text:list-item>
                <text:list-item>
                  <text:p text:style-name="P132"><text:span text:style-name="T9">Knížecí syn b</text:span><text:span text:style-name="T22">ude</text:span><text:span text:style-name="T9"> trvat na tom, že se k výpravě přidá.</text:span></text:p>
                </text:list-item>
                <text:list-item>
                  <text:p text:style-name="P131"><text:span text:style-name="T9">K</text:span><text:span text:style-name="T22">dyž budou postavy proti, kníže mu to zatrhne.</text:span><text:span text:style-name="T9"> </text:span><text:span text:style-name="T22">V</text:span><text:span text:style-name="T9"> tom případě tam vyrazí na truc na vlastní pěst.</text:span></text:p>
                </text:list-item>
                <text:list-item>
                  <text:p text:style-name="P132"><text:span text:style-name="T9">Určitě nepůjde sám </text:span><text:span text:style-name="T22">(ať už se přidá k postavám nebo ne)</text:span><text:span text:style-name="T9">.</text:span></text:p>
                </text:list-item>
              </text:list>
            </text:list-item>
          </text:list>
        </text:list-item>
        <text:list-item>
          <text:p text:style-name="P109">Bojovnice Reagan</text:p>
          <text:list>
            <text:list-item>
              <text:p text:style-name="P133"><text:soft-page-break/><text:span text:style-name="T3">S čím bojovala v Haydenově tvrzi? </text:span><text:span text:style-name="T11">S nemrtvými? </text:span><text:span text:style-name="T21">(Asi jo.)</text:span><text:span text:style-name="T3"> Co o tom může vyprávět?</text:span></text:p>
            </text:list-item>
          </text:list>
        </text:list-item>
        <text:list-item>
          <text:p text:style-name="P110">Chlastají tu stráže, které zrovna nemají službu</text:p>
          <text:list>
            <text:list-item>
              <text:p text:style-name="P110">Drb 5 (verbují do stráže)</text:p>
            </text:list-item>
            <text:list-item>
              <text:p text:style-name="P111">Kapitán Har pro vás má delikátní prácičku <text:span text:style-name="T75">(lov na Stín)</text:span></text:p>
            </text:list-item>
          </text:list>
        </text:list-item>
        <text:list-item>
          <text:p text:style-name="P134"><text:span text:style-name="T14">d</text:span><text:span text:style-name="T3">rb 9 (alchmistka Kragg má nový recept)</text:span></text:p>
        </text:list-item>
      </text:list>
      <text:p text:style-name="P16"><text:span text:style-name="T18">Luxusní hostinec </text:span><text:span text:style-name="T15">S</text:span><text:span text:style-name="T17">maragdové divadlo</text:span></text:p>
      <text:list xml:id="list1525285752" text:style-name="L10">
        <text:list-item>
          <text:p text:style-name="P137">každý měsíc je zde uzavřené představení, kde se vše hraje naživo; tzn. na pódiu jsou skutečná znásilnění a vraždy, a příbuzní (semi-dobrovolných) obětí jsou vyplácen<text:span text:style-name="T62">i</text:span> ve smaragdech</text:p>
          <text:list>
            <text:list-item>
              <text:p text:style-name="P138">Hosti <text:span text:style-name="T63">(c</text:span>hodí <text:span text:style-name="T63">sem</text:span> v maskách<text:span text:style-name="T63">):</text:span></text:p>
              <text:list>
                <text:list-item>
                  <text:p text:style-name="P139">Dalvar brakvil (knížecí syn)</text:p>
                </text:list-item>
                <text:list-item>
                  <text:p text:style-name="P140">Worochův velekněz Oleg Mankar</text:p>
                </text:list-item>
                <text:list-item>
                  <text:p text:style-name="P141"><text:span text:style-name="T64">šlechtična </text:span>Filoména Karská</text:p>
                </text:list-item>
                <text:list-item>
                  <text:p text:style-name="P142">dvorní čaroděj Bareus Karsavar</text:p>
                </text:list-item>
                <text:list-item>
                  <text:p text:style-name="P143">Kuzal‘<text:span text:style-name="T65">k’tak</text:span></text:p>
                </text:list-item>
              </text:list>
            </text:list-item>
            <text:list-item>
              <text:p text:style-name="P144">Jak se k tomu staví Stín? Ví o tom? Možná ne a až se to dozví, bude to <text:span text:style-name="T66">majiteli </text:span>chtít zatrhnout.</text:p>
            </text:list-item>
          </text:list>
        </text:list-item>
      </text:list>
      <text:list xml:id="list2679967247" text:style-name="L11">
        <text:list-item>
          <text:p text:style-name="P112">O<text:span text:style-name="T67">bsluha, nebo možná hosti</text:span></text:p>
          <text:list>
            <text:list-item>
              <text:p text:style-name="P113">Drb 7 (lidé se bojí dvorního čaroděje)</text:p>
            </text:list-item>
          </text:list>
        </text:list-item>
        <text:list-item>
          <text:p text:style-name="P114">Jedním ze stálých hostů je Stín (protože "žít v luxusu")</text:p>
          <text:list>
            <text:list-item>
              <text:p text:style-name="P145"><text:soft-page-break/><text:span text:style-name="T19">Žije tu pod jménem Filipa Arra. Baví se tím, že dělá </text:span><text:span text:style-name="T20">tajemnou </text:span><text:span text:style-name="T19">společnici bohatým mladým mužům (ať už místním nebo cizincům). <text:s/></text:span><text:span text:style-name="T20">Je to taky</text:span><text:span text:style-name="T19"> dobr</text:span><text:span text:style-name="T20">ý</text:span><text:span text:style-name="T19"> z</text:span><text:span text:style-name="T20">působ</text:span><text:span text:style-name="T19">, jak si otypovat případné cíle.</text:span></text:p>
            </text:list-item>
            <text:list-item>
              <text:p text:style-name="P115">N<text:span text:style-name="T70">edávno zjistila, co se ve Smaragdovém divadle děje a chce to zarazit. Sama ale odmítá vraždit (ze zásady a proto, že by tím na sebe mohla upoutat pozornost), takže na to zkusí najmout postavy. Nabízí za to 50 zl (je mi jedno jak, musí to skončit!)</text:span></text:p>
            </text:list-item>
            <text:list-item>
              <text:p text:style-name="P116">V tajné schránce ve svém pokoji má naloupené šperky. Patří různým šlechtičnám z města a okolí.</text:p>
              <text:list>
                <text:list-item>
                  <text:p text:style-name="P116">Celková cena: 75 zl, ale je to hodně horký zboží. <text:span text:style-name="T74">Při pokusu o prodej tady v Trossu dá obchodník echo stráži.</text:span></text:p>
                </text:list-item>
              </text:list>
            </text:list-item>
          </text:list>
        </text:list-item>
        <text:list-item>
          <text:p text:style-name="P146"><text:span text:style-name="T3">Obchodník prodává (slepou) mapu Trossu. </text:span><text:span text:style-name="T6">Lokace sám nezná.</text:span></text:p>
        </text:list-item>
        <text:list-item>
          <text:p text:style-name="P117">drb 3 (Haydenská tvrz)</text:p>
        </text:list-item>
        <text:list-item>
          <text:p text:style-name="P147"><text:span text:style-name="T6">d</text:span><text:span text:style-name="T3">rb 4 (lord Whalen shání žoldnéře)</text:span></text:p>
        </text:list-item>
        <text:list-item>
          <text:p text:style-name="P135"><text:span text:style-name="T14">d</text:span><text:span text:style-name="T3">rb 9 (alchmistka Kragg má nový recept)</text:span></text:p>
        </text:list-item>
      </text:list>
      <text:p text:style-name="P13">Worrochův chrám</text:p>
      <text:list xml:id="list629716145" text:style-name="L12">
        <text:list-item>
          <text:p text:style-name="P118">kněz Marius</text:p>
        </text:list-item>
        <text:list-item>
          <text:p text:style-name="P118">biskup Oleg Mankar</text:p>
        </text:list-item>
      </text:list>
      <text:p text:style-name="P14">Vývěska na náměstí</text:p>
      <text:list xml:id="list53553673" text:style-name="L13">
        <text:list-item>
          <text:p text:style-name="P119">drby 10, 11 a 12</text:p>
        </text:list-item>
      </text:list>
      <text:p text:style-name="P9"><text:soft-page-break/><text:span text:style-name="T8">T</text:span><text:span text:style-name="T3">ržiště (ve dne na náměstí)</text:span></text:p>
      <text:list xml:id="list105545712" text:style-name="L14">
        <text:list-item>
          <text:p text:style-name="P120">drb 1 (chvástající se mladý kovář)</text:p>
        </text:list-item>
        <text:list-item>
          <text:p text:style-name="P103">drb 3 (Haydenská tvrz)</text:p>
        </text:list-item>
        <text:list-item>
          <text:p text:style-name="P148"><text:span text:style-name="T3">drb 6 (drogy od Kuzal‘</text:span><text:span text:style-name="T51">k’taka</text:span><text:span text:style-name="T3">)</text:span></text:p>
        </text:list-item>
        <text:list-item>
          <text:p text:style-name="P121">drb 8 (v Trehernu uctívají novou bohyni)</text:p>
        </text:list-item>
        <text:list-item>
          <text:p text:style-name="P136"><text:span text:style-name="T14">d</text:span><text:span text:style-name="T3">rb 9 (alchmistka Kragg má nový recept)</text:span></text:p>
        </text:list-item>
      </text:list>
      <text:p text:style-name="P15">Magicky zapečetěná budova v chudinské čtvrti</text:p>
      <text:list xml:id="list2952670970" text:style-name="L15">
        <text:list-item>
          <text:p text:style-name="P122">Proč?</text:p>
        </text:list-item>
        <text:list-item>
          <text:p text:style-name="P122">Co tam je zajímavého?</text:p>
        </text:list-item>
        <text:list-item>
          <text:p text:style-name="P122">Souvisí to nějak se „zombie incidentem?“</text:p>
          <text:list>
            <text:list-item>
              <text:p text:style-name="P123">Ano, za obojí může dvorní čaroděj.</text:p>
            </text:list-item>
          </text:list>
        </text:list-item>
      </text:list>
      <text:h text:style-name="P92" text:outline-level="3">Godov</text:h>
      <text:p text:style-name="P62">Oběd u zemana Baltuse</text:p>
      <text:list xml:id="list2863660396" text:style-name="L16">
        <text:list-item>
          <text:p text:style-name="P150"><text:span text:style-name="T40">Z</text:span><text:span text:style-name="T3">e </text:span><text:span text:style-name="T41">S</text:span><text:span text:style-name="T3">umpu už dlouho nedorazily čerstvé ryby (jídelníček stojí za bačkoru).</text:span></text:p>
        </text:list-item>
        <text:list-item>
          <text:p text:style-name="P149"><text:span text:style-name="T40">Nešli jste náhodou </text:span><text:span text:style-name="T41">kolem domu</text:span><text:span text:style-name="T40"> urozeného pana Whalena? </text:span><text:span text:style-name="T41">Jestli ne, tak tam ani nechoďte, je to starej morous. Všechna moje pozvání ignoruje a myslíte, že mě někdy pozval on? Jistě že ne, musí mi totiž ukázat, že jsem pod jeho úroveň.</text:span></text:p>
        </text:list-item>
      </text:list>
      <text:h text:style-name="Heading_20_3" text:outline-level="3">Sump</text:h>
      <text:p text:style-name="P67"><text:span text:style-name="T76">Event:</text:span> V poledne bude soud.</text:p>
      <text:list xml:id="list736247162" text:style-name="L17">
        <text:list-item>
          <text:p text:style-name="P151"><text:soft-page-break/>Představení na návsi. Rybář obviňuje svého souseda, sběrače mechů, že mu ukradl loď <text:span text:style-name="T125">(ukradl ji někdo jiný, kdo se chtěl dostat k ještěrcům)</text:span>.</text:p>
          <text:list>
            <text:list-item>
              <text:p text:style-name="P152">Rybář se pokouší předvádět loupež lodě.</text:p>
            </text:list-item>
            <text:list-item>
              <text:p text:style-name="P152">Sběrač mechů předvádí komedii (rybář chytil velrybu a svolá postupně celou vesnici, aby mu šla pomoct).</text:p>
            </text:list-item>
            <text:list-item>
              <text:p text:style-name="P152"><text:span text:style-name="T126">Starosta dá rybáři pokutu (musí sběrači mechů po celej rok zdarma dávat ryby)</text:span>.</text:p>
            </text:list-item>
          </text:list>
        </text:list-item>
      </text:list>
      <text:p text:style-name="P68">Starosta <text:span text:style-name="T127">Kuruk (kudůk)</text:span></text:p>
      <text:list xml:id="list1428505589" text:style-name="L18">
        <text:list-item>
          <text:p text:style-name="P153"><text:span text:style-name="T125">V bažině se mi ztrácí lidi. Nemám co bych nabídnul. Jsou tam nějaký ruiny, v mládí jsem se tam toulal. Pošlu s váma </text:span><text:span text:style-name="T42">s</text:span><text:span text:style-name="T43">yna</text:span><text:span text:style-name="T125">, pokud se tam chcete vypravit.</text:span></text:p>
          <text:list>
            <text:list-item>
              <text:p text:style-name="P154">Průvodce ukáže jak ziggurat, tak měsíční oltář.</text:p>
            </text:list-item>
          </text:list>
        </text:list-item>
      </text:list>
      <text:p text:style-name="P69">Starostův syn Bekel (překvapivě taky kudůk). <text:span text:style-name="T128">Poseroutka.</text:span></text:p>
      <text:h text:style-name="Heading_20_3" text:outline-level="3">Wedel</text:h>
      <text:p text:style-name="P8">Věštkyně</text:p>
      <text:list xml:id="list1768145456" text:style-name="L19">
        <text:list-item>
          <text:p text:style-name="P155">"Ne vše, co zabiješ, bude skutečně mrtvé."</text:p>
        </text:list-item>
        <text:list-item>
          <text:p text:style-name="P155">"V bazénu plném krve na tebe číhá smrt."</text:p>
        </text:list-item>
        <text:list-item>
          <text:p text:style-name="P156"><text:span text:style-name="T1">„</text:span><text:span text:style-name="T2">Hlas v lese není, co se zdá.“</text:span></text:p>
        </text:list-item>
      </text:list>
      <text:p text:style-name="P66">Starosta</text:p>
      <text:list xml:id="list1206339476" text:style-name="L20">
        <text:list-item>
          <text:p text:style-name="P157">Nabízí odměnu (25 zl) za likvidaci lesní nestvůry (obří mluvící pavouk).</text:p>
        </text:list-item>
        <text:list-item>
          <text:p text:style-name="P157"><text:soft-page-break/>Buďte ale opatrní – už jsem tam poslal dvě skupiny a žádná se nevrátila.</text:p>
        </text:list-item>
      </text:list>
      <text:h text:style-name="Heading_20_2" text:outline-level="2">Otázky</text:h>
      <text:list xml:id="list3456559707" text:style-name="L21">
        <text:list-item>
          <text:p text:style-name="P124">Kde žili havíři, dokud doly fungovaly?</text:p>
        </text:list-item>
        <text:list-item>
          <text:p text:style-name="P158"><text:span text:style-name="T3">Kde žijí teď? </text:span><text:span text:style-name="T24">(v lese)</text:span></text:p>
        </text:list-item>
        <text:list-item>
          <text:p text:style-name="P159"><text:span text:style-name="T24">K</text:span><text:span text:style-name="T3">terá žena z Trossu zlomila Urielovi srdce?</text:span></text:p>
        </text:list-item>
      </text:list>
      <text:h text:style-name="Heading_20_1" text:outline-level="1">Loot and gold</text:h>
      <text:p text:style-name="P43">Kam by šel dát další loot:</text:p>
      <text:p text:style-name="P43">- Mrtví dobrodruzi (kostlivci) v Haydenské tvrzi</text:p>
      <text:p text:style-name="P54">TODO: Poustevník by měl mít něco jinýho než plášť nenápadnosti. Hodil by se mu nápoj z krve zlobra (vysvětlovalo by to, jak tam přežívá), pak by ale v trapasličí hrobce mělo bejt něco jinýho (třeba <text:span text:style-name="T76">lektvar regenerace</text:span>? To by asi šlo.)</text:p>
      <text:h text:style-name="Heading_20_2" text:outline-level="2">NPCčka</text:h>
      <text:h text:style-name="Heading_20_3" text:outline-level="3">Stín</text:h>
      <text:p text:style-name="P24"><text:span text:style-name="T25">TODO nějakej zlodějskej item<text:line-break/>- </text:span><text:span text:style-name="T27">asi očarovaná hvězdice. Šel by taky nějakej plášť, ale poustevník má </text:span><text:span text:style-name="T48">plášť nenápadnosti</text:span><text:span text:style-name="T27">, takže by to už bylo moc.<text:line-break/>- i když sakra </text:span><text:span text:style-name="T48">plášť neviditelnosti</text:span><text:span text:style-name="T27"> by se k ní hodil mnohem víc...</text:span></text:p>
      <text:h text:style-name="Heading_20_3" text:outline-level="3">Dvorní čaroděj Bareus Karsavar</text:h>
      <text:p text:style-name="P25">TODO: nějaký svitky</text:p>
      <text:h text:style-name="Heading_20_2" text:outline-level="2"><text:span text:style-name="T89">Random e</text:span>venty</text:h>
      <text:h text:style-name="Heading_20_3" text:outline-level="3">Trpaslická karavana</text:h>
      <text:p text:style-name="P26">V nabídce mají:</text:p>
      <text:list xml:id="list1044849916" text:style-name="L22">
        <text:list-item>
          <text:p text:style-name="P160"><text:soft-page-break/><text:span text:style-name="T77">lektvar ohnivého dechu</text:span><text:span text:style-name="T86"> (2 zl)</text:span></text:p>
        </text:list-item>
        <text:list-item>
          <text:p text:style-name="P161">2x <text:span text:style-name="T76">léčivý lektvar</text:span> (<text:span text:style-name="T87">po </text:span>2 zl)</text:p>
        </text:list-item>
        <text:list-item>
          <text:p text:style-name="P162">2x <text:span text:style-name="T76">dýmovnice</text:span> (po 2 zl)</text:p>
        </text:list-item>
        <text:list-item>
          <text:p text:style-name="P163">6x <text:span text:style-name="T76">výbušný projektil</text:span> (po 2 zl)</text:p>
        </text:list-item>
        <text:list-item>
          <text:p text:style-name="P164">2<text:span text:style-name="T88">x</text:span> <text:span text:style-name="T76">zápalný projektil</text:span> (po 2 zl</text:p>
        </text:list-item>
        <text:list-item>
          <text:p text:style-name="P165">2x <text:span text:style-name="T76">petarda</text:span> (po 2 zl)</text:p>
        </text:list-item>
        <text:list-item>
          <text:p text:style-name="P166">2x <text:span text:style-name="T76">ohnivá hlína</text:span> (po 6 zl)</text:p>
        </text:list-item>
        <text:list-item>
          <text:p text:style-name="P166">1x <text:span text:style-name="T76">bomba</text:span> (12 zl)</text:p>
        </text:list-item>
        <text:list-item>
          <text:p text:style-name="P167">1x <text:span text:style-name="T76">lektvar zmenšování</text:span> (2 zl)</text:p>
        </text:list-item>
      </text:list>
      <text:h text:style-name="Heading_20_3" text:outline-level="3">Doupě obřího mluvícího pavouka</text:h>
      <text:p text:style-name="P27">TODO: Mrtvoly vysátých dobrodruhů</text:p>
      <text:p text:style-name="P21">bezhlučný luk</text:p>
      <text:h text:style-name="Heading_20_3" text:outline-level="3">Mrtvý pirát</text:h>
      <text:p text:style-name="P28">6k20 st a <text:span text:style-name="T76">lektvar neviditelnosti</text:span></text:p>
      <text:h text:style-name="Heading_20_3" text:outline-level="3">Bounty na gobliny</text:h>
      <text:p text:style-name="P57">1 st za hlavu goblina</text:p>
      <text:h text:style-name="Heading_20_3" text:outline-level="3"><text:soft-page-break/>Poustevník</text:h>
      <text:h text:style-name="Heading_20_4" text:outline-level="4">Plášť nenápadnosti</text:h>
      <text:h text:style-name="P85" text:outline-level="2">Čarodějná věž</text:h>
      <text:h text:style-name="Heading_20_3" text:outline-level="3">Zmražený goblin</text:h>
      <text:h text:style-name="Heading_20_4" text:outline-level="4">Mrazivá hůlka</text:h>
      <text:p text:style-name="P19">Goblinský kouzelný předmět</text:p>
      <text:p text:style-name="P29">Výměnou za 1k3 životů sešle <text:span text:style-name="T76">mrazivou střelu</text:span> (i opakovaně). Takto ztracené životy není možné nijak léčit. Samovolně se obnovují rychlostí 1 za den.</text:p>
      <text:h text:style-name="Heading_20_5" text:outline-level="5">Mrazivá střela *Karah týl*</text:h>
      <text:p text:style-name="P30"><text:span text:style-name="T78">Dosah:</text:span><text:span text:style-name="T90"> střední<text:line-break/></text:span><text:span text:style-name="T78">Rozsah:</text:span><text:span text:style-name="T90"> 1 cíl<text:line-break/></text:span><text:span text:style-name="T79">Útok:</text:span><text:span text:style-name="T91"> Duše + k6 proti </text:span><text:span text:style-name="T92">Fyzičce</text:span><text:span text:style-name="T93"><text:line-break/></text:span><text:span text:style-name="T78">Zranění:</text:span><text:span text:style-name="T90"> </text:span><text:span text:style-name="T28">6</text:span><text:span text:style-name="T90">kz </text:span><text:span text:style-name="T95">mrazem</text:span><text:span text:style-name="T90">, odečítá se Zbroj</text:span></text:p>
      <text:h text:style-name="Heading_20_3" text:outline-level="3">Truhlice alchymisty Egila</text:h>
      <text:h text:style-name="Heading_20_4" text:outline-level="4">Lektvar odolnosti proti magii</text:h>
      <text:p text:style-name="P31">Po několik minut je u jakéhokoliv kouzla, jehož jsi cílem, šance 1/3, že na tebe nebude účinkovat.</text:p>
      <text:h text:style-name="Heading_20_4" text:outline-level="4">Lek<text:span text:style-name="T96">t</text:span>var svěže<text:span text:style-name="T96">s</text:span>ti</text:h>
      <text:p text:style-name="P32">Nahrazuje jednu noc spánku</text:p>
      <text:h text:style-name="Heading_20_4" text:outline-level="4"><text:soft-page-break/>Hůlka <text:span text:style-name="T59">magických střel</text:span></text:h>
      <text:p text:style-name="P33">Sesílá magickou střelu.</text:p>
      <text:h text:style-name="P95" text:outline-level="5"><text:span text:style-name="T78">M</text:span><text:span text:style-name="T76">agická střela *Kesem týl*</text:span></text:h>
      <text:p text:style-name="P35"><text:span text:style-name="T78">Dosah:</text:span><text:span text:style-name="T90"> </text:span><text:span text:style-name="T29">s</text:span><text:span text:style-name="T30">třední</text:span><text:span text:style-name="T90"><text:line-break/></text:span><text:span text:style-name="T78">Rozsah:</text:span><text:span text:style-name="T90"> 1</text:span><text:span text:style-name="T31"> tvor</text:span><text:span text:style-name="T90"><text:line-break/></text:span><text:span text:style-name="T79">Útok:</text:span><text:span text:style-name="T91"> Duše + k6 proti </text:span><text:span text:style-name="T32">Fyzičce</text:span><text:span text:style-name="T98"><text:line-break/></text:span><text:span text:style-name="T78">Zranění:</text:span><text:span text:style-name="T90"> </text:span><text:span text:style-name="T28">4</text:span><text:span text:style-name="T90">kz </text:span><text:span text:style-name="T94">bodné</text:span><text:span text:style-name="T55"> </text:span><text:span text:style-name="T56">(neodečítá se zbroj)</text:span></text:p>
      <text:p text:style-name="P34"><text:span text:style-name="T80">Magická střela</text:span><text:span text:style-name="T97"> obchází zbroj. Neúčinkuje ale na neživé tvory, protože skrz ně proletí stejně jako zbrojí.</text:span></text:p>
      <text:h text:style-name="P93" text:outline-level="3">Čaroděj Marelok</text:h>
      <text:p text:style-name="P37"><text:span text:style-name="T100">Na policích s knihami jsou s</text:span>vitky s kouzly: <text:span text:style-name="T76">lazebník</text:span>, <text:span text:style-name="T76">fialový blesk</text:span>, <text:span text:style-name="T76">pamatuj</text:span></text:p>
      <text:h text:style-name="Heading_20_4" text:outline-level="4">Prokletá dýka</text:h>
      <text:p text:style-name="P36">Když se touto dýkou pokusíš někoho zranit, paralyzuje ti celou ruku (paralýza odezní po několika minutách).</text:p>
      <text:h text:style-name="Heading_20_4" text:outline-level="4">Ještěří amulet</text:h>
      <text:p text:style-name="P38">Když si oblečeš tento amulet, narostou ti po celém těle (<text:span text:style-name="T101">včetně tváře</text:span>) žluté ještěří šupiny a na rukou a nohou ti vyrostou přísavky, <text:span text:style-name="T99">díky kterým se udržíš i na stropě hlavou dolů.</text:span></text:p>
      <text:h text:style-name="P86" text:outline-level="2">Haydenská tvrz</text:h>
      <text:p text:style-name="P39"><text:span text:style-name="T104">TODO: </text:span>Nekromantská zaklínadla <text:span text:style-name="T113">(jeden svitek asi stačí)</text:span></text:p>
      <text:h text:style-name="Heading_20_4" text:outline-level="4"><text:soft-page-break/>Mluv s mrtvým</text:h>
      <text:p text:style-name="P42"><text:span text:style-name="T76">Trvání:</text:span> několik minut</text:p>
      <text:p text:style-name="P41">Kouzlo oživí jednu mrtvolu natolik, že dokáže mluvit.</text:p>
      <text:p text:style-name="P40">- <text:span text:style-name="T102">Mrtvola musí být fyzicky schopna mluvit</text:span></text:p>
      <text:p text:style-name="P40">- <text:span text:style-name="T103">Slyší, ale nic nevidí a necítí. Není těžké jí přesvědčit, že je po smrti (ale nemusíš to dělat, pokud nechceš).</text:span></text:p>
      <text:p text:style-name="P40">- <text:span text:style-name="T103">Je na ní, o čem (a jestli vůbec) si bude chtít povídat.</text:span></text:p>
      <text:h text:style-name="Heading_20_4" text:outline-level="4">Návod na lektvar lásky</text:h>
      <text:p text:style-name="P51">Při výrobě je třeba přimíchat slzy toho, do koho se má zamilovat ten, kdo lektvar vypije.</text:p>
      <text:p text:style-name="Example"><text:span text:style-name="T112">L</text:span>ektvar opravdu funguje, ale jen do nejbližšího úplňku. <text:span text:style-name="T52">D</text:span><text:span text:style-name="T54">otyčný</text:span><text:span text:style-name="T53"> se pak začne opět chovat podle toho, co skutečně cítí </text:span><text:span text:style-name="T54">k tomu, z jehož slz je lektvar vyroben</text:span><text:span text:style-name="T53">.</text:span></text:p>
      <text:h text:style-name="Heading_20_4" text:outline-level="4">Lektvar nenápadnosti</text:h>
      <text:p text:style-name="P55"><text:span text:style-name="T105">Jako </text:span><text:span text:style-name="T81">plášť nenápadnosti</text:span><text:span text:style-name="T105">, ale jen na několik minut.</text:span></text:p>
      <text:h text:style-name="Heading_20_4" text:outline-level="4"><text:span text:style-name="T121">B</text:span>ronzová koňská hlava</text:h>
      <text:p text:style-name="P56">Ovládá neúnavného nemrtvého koně.</text:p>
      <text:h text:style-name="P88" text:outline-level="2">Třináctá šachta štříbrných dolů</text:h>
      <text:h text:style-name="Heading_20_4" text:outline-level="4">Štít děsu</text:h>
      <text:p text:style-name="P20">Bronzový štít <text:span text:style-name="T110">s reliéfem vousaté tváře se zavřenýma očima</text:span></text:p>
      <text:p text:style-name="P44"><text:soft-page-break/>Pronesením jména „Garhaz“ se oči na štítu otevřou. Ten, kdo do nich pohlédne, propadne panickému strachu.</text:p>
      <text:p text:style-name="P44">- Když je nepřátel víc, je <text:span text:style-name="T108">o náhodě</text:span>, který z nich na štít pohlédne první.</text:p>
      <text:p text:style-name="P44">- Strach jde překonat, dotyčný má <text:span text:style-name="T106">pak</text:span> nevýhodu proti nositeli štítu.</text:p>
      <text:p text:style-name="P44">„<text:span text:style-name="T109">Slabší povahy rovnou utečou, silnější mohou strach překonat.“</text:span></text:p>
      <text:p text:style-name="P44">- <text:span text:style-name="T107">Je možné vyděsit jen jen jednu osobu najednou.</text:span></text:p>
      <text:h text:style-name="Heading_20_4" text:outline-level="4">Chaotitový orb</text:h>
      <text:p text:style-name="P45"><text:span text:style-name="T111">Když ho držíš, máš výhodu ke všem hodům na seslání. </text:span><text:span text:style-name="T33">K</text:span><text:span text:style-name="T34">romě toho máš</text:span><text:span text:style-name="T111"> </text:span><text:span text:style-name="T82">divný pocit</text:span><text:span text:style-name="T111">.</text:span></text:p>
      <text:p text:style-name="Example">Každý týden strávený v jeho přítomnosti je šance 1 ze 6 na nějakou mutaci (když padne 1, hoď znovu, o kterou mutaci se jedná):</text:p>
      <text:list xml:id="list1235790003" text:style-name="L23">
        <text:list-item>
          <text:p text:style-name="P83">Na jedné z končetin ti vyroste šestý prst</text:p>
        </text:list-item>
        <text:list-item>
          <text:p text:style-name="P83">Vyroste ti třetí oko</text:p>
        </text:list-item>
        <text:list-item>
          <text:p text:style-name="P83">Na zádech ti vyrostou pahýly nefunkčních křídel</text:p>
        </text:list-item>
        <text:list-item>
          <text:p text:style-name="P83">Přijdeš o veškeré tělesné ochlupení</text:p>
        </text:list-item>
        <text:list-item>
          <text:p text:style-name="P83">Začneš celý slabě zeleně zářit stejně jako orb</text:p>
        </text:list-item>
        <text:list-item>
          <text:p text:style-name="P83">V břiše ti začne růst démon a bude se snažit prokousat se ven</text:p>
        </text:list-item>
      </text:list>
      <text:h text:style-name="P87" text:outline-level="2"><text:span text:style-name="T57">W</text:span><text:span text:style-name="T58">halenova krvavá vila</text:span></text:h>
      <text:p text:style-name="Text_20_body">P<text:span text:style-name="T113">rokletý ubrus (asi nedělat kartu. I když)</text:span></text:p>
      <text:h text:style-name="Heading_20_4" text:outline-level="4"><text:soft-page-break/>Lektvar charismatu</text:h>
      <text:p text:style-name="P47">Několik minut budeš působit jako neuvěřitelně charismatická osoba, kter<text:span text:style-name="T114">á je přirozeným středem pozornosti a</text:span> všichni <text:span text:style-name="T114">jí</text:span> hltají každé slovo z úst.</text:p>
      <text:h text:style-name="Heading_20_4" text:outline-level="4">Lektvar čtení myšlenek</text:h>
      <text:p text:style-name="P46"><text:span text:style-name="T35">Několik minut</text:span><text:span text:style-name="T113"> můžeš osobám, kterým se díváš do očí, </text:span><text:span text:style-name="T35">číst vědomé, slovně formulované myšlenky.</text:span></text:p>
      <text:h text:style-name="P89" text:outline-level="2">T<text:span text:style-name="T115">rpasličí hrobka</text:span></text:h>
      <text:h text:style-name="Heading_20_4" text:outline-level="4">Nápoj z krve <text:span text:style-name="T116">zlobra</text:span></text:h>
      <text:p text:style-name="P48">Napití tě nasytí na celý den, ze zbytku se nápoj do dalšího dne doplní.</text:p>
      <text:h text:style-name="Heading_20_4" text:outline-level="4"><text:span text:style-name="T140">+Lovec démonů</text:span></text:h>
      <text:p text:style-name="P53"><text:span text:style-name="T118">Mocný artefakt pro boj s démony – co umí?</text:span></text:p>
      <text:p text:style-name="P49">+1 zrnění proti démonům.</text:p>
      <text:p text:style-name="P53"><text:span text:style-name="T36">D</text:span><text:span text:style-name="T47">okud zůstane zaseknutá v démonově těle, znemožní mu se znovu zhmotnit</text:span><text:span text:style-name="T140">.</text:span></text:p>
      <text:p text:style-name="P50">/<text:span text:style-name="T120">* Škoda, že v Trossu žádní démoni nejsou. Teda kromě toho, kterého teď postavy vypustily. Ha, to by se dalo zneužít.<text:line-break/>- a vlastně ještě někde musí bejt démon, kterej způsobil krvavou vilu. Ale ten je asi nehmotnej. I když... */</text:span></text:p>
      <text:h text:style-name="P90" text:outline-level="2"><text:soft-page-break/>Z<text:span text:style-name="T117">iggurat</text:span></text:h>
      <text:h text:style-name="Heading_20_4" text:outline-level="4"><text:span text:style-name="T141">+</text:span>Roh <text:span text:style-name="T139">z</text:span> jednorožce</text:h>
      <text:p text:style-name="P58">TODO: Co se z něj dá vyrobit?</text:p>
      <text:p text:style-name="P58">- <text:span text:style-name="T122">purification properties. Virnigity.</text:span></text:p>
      <text:p text:style-name="P59">Z rohu se dá vyrobit celkem <text:span text:style-name="T123">5</text:span> dávek prachu</text:p>
      <text:list xml:id="list3907995365" text:style-name="L24">
        <text:list-item>
          <text:p text:style-name="P168">Prach z rohu jednorožce je universal antidote – <text:span text:style-name="T122">léčí všechny jedy a nemoci.</text:span></text:p>
        </text:list-item>
        <text:list-item>
          <text:p text:style-name="P169">Dá se z něj taky vyrobit nápoj lásky s trvalým účinkem.</text:p>
        </text:list-item>
      </text:list>
      <text:p text:style-name="P60">Místo tří dávek prachu se dá vyrobit amulet, který chrání před jedy a nemocemi (dává imunitu).</text:p>
      <text:p text:style-name="P61">Dá se z něj taky vyrobit žezlo (typicky královské) nebo jílec meče. To nemá žádné zvláštní vlastnosti, je to jen status symbol.</text:p>
      <text:h text:style-name="Heading_20_4" text:outline-level="4"><text:span text:style-name="T137">+</text:span>Trn<text:span text:style-name="T138">ov</text:span>á koruna</text:h>
      <text:p text:style-name="P172"><text:span text:style-name="T38">K</text:span><text:span text:style-name="T46">dyž máš na hlavě tuto korunu, znáš směr</text:span><text:span text:style-name="T135"> k nejbližšímu silnému místu moci.</text:span></text:p>
      <text:p text:style-name="P173"><text:span text:style-name="T83">Dlouhodobé používání může mít nepředvídatelné </text:span><text:span text:style-name="T49">ú</text:span><text:span text:style-name="T50">činky</text:span><text:span text:style-name="T83">.</text:span></text:p>
      <text:p text:style-name="Example">Není-li nositelem vyvolený, koruna způsobuje trvalé fyzické následky: vysychání a šupinatění kůže, poté celkové fyzické oslabení (klesání Fyzičky).</text:p>
      <text:p text:style-name="P172"><text:span text:style-name="T119">/* Nejbližším místem magické moci je asi dračí kostra.</text:span></text:p>
      <text:p text:style-name="P174">*/</text:p>
      <text:h text:style-name="P94" text:outline-level="4"><text:soft-page-break/><text:span text:style-name="T133">+</text:span>Ovládací kameny</text:h>
      <text:p text:style-name="P171"><text:span text:style-name="T44">K</text:span><text:span text:style-name="T45">dyž držíš jeden z těchto dvou</text:span> <text:span text:style-name="T132">očarovaných chrysoprasů, tvor, který se dotýká druhého z nich, musí poslouchat tvoje slovní příkazy. Ovládat je takto možné pouze živé tvory, kteří nemají duši: zvířata, hmyz a podobně.</text:span></text:p>
      <text:p text:style-name="P52">/<text:span text:style-name="T131">* Jak to ovládání probíhá? Přes slovní příkazy? Telepaticky?</text:span></text:p>
      <text:p text:style-name="P52">- <text:span text:style-name="T131">asi slovně */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harisSILW" svg:font-family="CharisSILW, serif"/>
    <style:font-face style:name="Mangal2" svg:font-family="Manga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Georgia3" svg:font-family="Georgia" style:font-adornments="tučné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42bee92e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1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2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.199cm" fo:margin-bottom="0.199cm" loext:contextual-spacing="false" fo:text-align="center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12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Záhlaví_20_tabulky" style:display-name="Záhlaví tabulky" style:family="paragraph" style:next-style-name="Table_20_Contents" style:master-page-name="">
      <style:paragraph-properties fo:margin-top="0.101cm" fo:margin-bottom="0.101cm" loext:contextual-spacing="false" fo:text-align="center" style:justify-single-word="false" style:page-number="auto"/>
      <style:text-properties style:font-name="Georgia3" fo:font-family="Georgia" style:font-style-name="tučné" style:font-family-generic="roman" style:font-pitch="variable" fo:font-size="8pt" fo:font-weight="bold"/>
    </style:style>
    <style:style style:name="Example_20_header" style:display-name="Example header" style:family="paragraph" style:parent-style-name="Standard" style:default-outline-level="">
      <style:text-properties fo:font-style="italic" style:font-style-asian="italic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cs" fo:country="CZ" style:font-name-asian="Tahoma" style:font-family-asian="Tahoma" style:font-family-generic-asian="system" style:font-pitch-asian="variable" style:font-size-asian="10pt" style:language-asian="cs" style:country-asian="CZ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WW8Num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Zápatí_20_Char" style:display-name="Zápatí Char" style:family="text" style:parent-style-name="Default_20_Paragraph_20_Font">
      <style:text-properties fo:font-size="12pt" style:font-size-asian="12pt"/>
    </style:style>
    <style:style style:name="FollowedHyperlink" style:family="text">
      <style:text-properties fo:color="#800000" style:text-underline-style="solid" style:text-underline-width="auto" style:text-underline-color="font-color"/>
    </style:style>
    <style:style style:name="Nadpis_20_9_20_Char" style:display-name="Nadpis 9 Char" style:family="text" style:parent-style-name="Default_20_Paragraph_20_Font">
      <style:text-properties fo:font-size="10.5pt" style:text-underline-style="solid" style:text-underline-width="auto" style:text-underline-color="font-color" style:font-name-asian="Lucida Sans Unicode1" style:font-family-asian="'Lucida Sans Unicode'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 style:font-weight-complex="bold"/>
    </style:style>
    <style:style style:name="Nadpis_20_7_20_Char" style:display-name="Nadpis 7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6_20_Char" style:display-name="Nadpis 6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5_20_Char" style:display-name="Nadpis 5 Char" style:family="text" style:parent-style-name="Default_20_Paragraph_20_Font">
      <style:text-properties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weight-complex="bold"/>
    </style:style>
    <style:style style:name="Nadpis_20_3_20_Char" style:display-name="Nadpis 3 Char" style:family="text" style:parent-style-name="Default_20_Paragraph_20_Font">
      <style:text-properties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Nadpis_20_1_20_Char" style:display-name="Nadpis 1 Char" style:family="text" style:parent-style-name="Default_20_Paragraph_20_Font">
      <style:text-properties fo:font-size="16pt" fo:font-weight="bold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Nadpis_20_2_20_Char" style:display-name="Nadpis 2 Char" style:family="text" style:parent-style-name="Default_20_Paragraph_20_Font">
      <style:text-properties fo:font-size="14pt" fo:font-weight="bold" style:font-size-asian="14pt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Základní_20_text_20_Char" style:display-name="Základní text Char" style:family="text" style:parent-style-name="Default_20_Paragraph_20_Font">
      <style:text-properties fo:font-size="12pt" style:font-size-asian="12pt"/>
    </style:style>
    <style:style style:name="Nadpis_20_8_20_Char" style:display-name="Nadpis 8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4_20_Char" style:display-name="Nadpis 4 Char" style:family="text" style:parent-style-name="Default_20_Paragraph_20_Font">
      <style:text-properties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Footer"><text:page-number text:select-page="current">19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20-01-23T16:38:17.806000000</dc:date>
    <meta:print-date>2113-01-01T00:00:00</meta:print-date>
    <meta:editing-cycles>22049</meta:editing-cycles>
    <meta:editing-duration>P65DT1H29M43S</meta:editing-duration>
    <meta:generator>LibreOffice/6.3.2.2$Windows_X86_64 LibreOffice_project/98b30e735bda24bc04ab42594c85f7fd8be07b9c</meta:generator>
    <dc:creator>York </dc:creator>
    <meta:document-statistic meta:table-count="0" meta:image-count="0" meta:object-count="0" meta:page-count="19" meta:paragraph-count="255" meta:word-count="2203" meta:character-count="12645" meta:non-whitespace-character-count="10765"/>
  </office:meta>
</office:document-meta>
</file>